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widows="2" fo:orphans="2" fo:break-before="page" style:text-autospace="none" style:vertical-align="auto"/>
      <style:text-properties fo:hyphenate="true"/>
    </style:style>
    <style:style style:name="T2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4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8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2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6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8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1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21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2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23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2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26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28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30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3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2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33" style:parent-style-name="DefaultParagraphFont" style:family="text">
      <style:text-properties style:font-name-complex="Times New Roman" fo:font-size="10pt" style:font-size-asian="10pt" style:font-size-complex="10pt" fo:language="en" fo:country="US" style:language-asian="en" style:country-asian="US" style:language-complex="ar" style:country-complex="SA"/>
    </style:style>
    <style:style style:name="P34" style:parent-style-name="Normal" style:family="paragraph">
      <style:paragraph-properties fo:widows="2" fo:orphans="2" style:text-autospace="none" style:vertical-align="auto"/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 fo:hyphenate="true"/>
    </style:style>
    <style:style style:name="P3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6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38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3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0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4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42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4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4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4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46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4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8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4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50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5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5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54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5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56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5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5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60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6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62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6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64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6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66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6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69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7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7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2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7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74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7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76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7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7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7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81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8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84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8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8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8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89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9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91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92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9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4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9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6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97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9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9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0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02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0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04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10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0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08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10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11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12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13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14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1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6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1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18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1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20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12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2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24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12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6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27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2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29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3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3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2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3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34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13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3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38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13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41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42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43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44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45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46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4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4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50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15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5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54" style:parent-style-name="Normal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155" style:parent-style-name="Normal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156" style:parent-style-name="Normal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157" style:parent-style-name="Normal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158" style:parent-style-name="Normal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159" style:parent-style-name="Normal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160" style:parent-style-name="Normal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161" style:parent-style-name="Normal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162" style:parent-style-name="Normal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163" style:parent-style-name="Normal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16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5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66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67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16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9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7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71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17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3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74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75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76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77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7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79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18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82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8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84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18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8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88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8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90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9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92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19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94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19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6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97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9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99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0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20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2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20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204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0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206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20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20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21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211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12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213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214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21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6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217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21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220" style:parent-style-name="DefaultParagraphFont" style:family="text">
      <style:text-properties style:font-name-complex="Times New Roman" fo:color="#646464" style:letter-kerning="false" fo:font-size="10pt" style:font-size-asian="10pt" style:font-size-complex="10pt" fo:language="en" fo:country="US" style:language-complex="ar" style:country-complex="SA"/>
    </style:style>
    <style:style style:name="T221" style:parent-style-name="DefaultParagraphFont" style:family="text">
      <style:text-properties style:font-name-complex="Times New Roman" fo:color="#646464" style:letter-kerning="false" fo:font-size="10pt" style:font-size-asian="10pt" style:font-size-complex="10pt" fo:background-color="#C0C0C0" fo:language="en" fo:country="US" style:language-complex="ar" style:country-complex="SA"/>
    </style:style>
    <style:style style:name="P22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224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2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22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22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229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23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231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232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23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4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23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236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3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238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3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24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24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24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246" style:parent-style-name="DefaultParagraphFont" style:family="text">
      <style:text-properties style:font-name-complex="Times New Roman" fo:color="#646464" style:letter-kerning="false" fo:font-size="10pt" style:font-size-asian="10pt" style:font-size-complex="10pt" fo:language="en" fo:country="US" style:language-complex="ar" style:country-complex="SA"/>
    </style:style>
    <style:style style:name="T247" style:parent-style-name="DefaultParagraphFont" style:family="text">
      <style:text-properties style:font-name-complex="Times New Roman" fo:color="#646464" style:letter-kerning="false" fo:font-size="10pt" style:font-size-asian="10pt" style:font-size-complex="10pt" fo:background-color="#C0C0C0" fo:language="en" fo:country="US" style:language-complex="ar" style:country-complex="SA"/>
    </style:style>
    <style:style style:name="P24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250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5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252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25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4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25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256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5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258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25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26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262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26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4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265" style:parent-style-name="DefaultParagraphFont" style:family="text">
      <style:text-properties style:font-name-complex="Times New Roman" fo:color="#646464" style:letter-kerning="false" fo:font-size="10pt" style:font-size-asian="10pt" style:font-size-complex="10pt" fo:language="en" fo:country="US" style:language-complex="ar" style:country-complex="SA"/>
    </style:style>
    <style:style style:name="T266" style:parent-style-name="DefaultParagraphFont" style:family="text">
      <style:text-properties style:font-name-complex="Times New Roman" fo:color="#646464" style:letter-kerning="false" fo:font-size="10pt" style:font-size-asian="10pt" style:font-size-complex="10pt" fo:background-color="#C0C0C0" fo:language="en" fo:country="US" style:language-complex="ar" style:country-complex="SA"/>
    </style:style>
    <style:style style:name="P26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269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7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271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72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27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4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27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276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7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27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280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28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82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283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T284" style:parent-style-name="DefaultParagraphFont" style:family="text">
      <style:text-properties style:font-name-complex="Times New Roman" fo:font-size="10pt" style:font-size-asian="10pt" style:font-size-complex="10pt" fo:language="en" fo:country="US" style:language-asian="en" style:country-asian="US" style:language-complex="ar" style:country-complex="SA"/>
    </style:style>
    <style:style style:name="P28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86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8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288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28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90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9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292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29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94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9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296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9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298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9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300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30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02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303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04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305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06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307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30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309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31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1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312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1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314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1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31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1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31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319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2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321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322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32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24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325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32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2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328" style:parent-style-name="DefaultParagraphFont" style:family="text">
      <style:text-properties style:font-name-complex="Times New Roman" fo:color="#646464" style:letter-kerning="false" fo:font-size="10pt" style:font-size-asian="10pt" style:font-size-complex="10pt" fo:language="en" fo:country="US" style:language-complex="ar" style:country-complex="SA"/>
    </style:style>
    <style:style style:name="P32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3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331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32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33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34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33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336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3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338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33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34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4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342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34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44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345" style:parent-style-name="DefaultParagraphFont" style:family="text">
      <style:text-properties style:font-name-complex="Times New Roman" fo:color="#646464" style:letter-kerning="false" fo:font-size="10pt" style:font-size-asian="10pt" style:font-size-complex="10pt" fo:language="en" fo:country="US" style:language-complex="ar" style:country-complex="SA"/>
    </style:style>
    <style:style style:name="P34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4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348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4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35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5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352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353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54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355" style:parent-style-name="DefaultParagraphFont" style:family="text">
      <style:text-properties style:font-name-complex="Times New Roman" fo:font-style="italic" style:font-style-asian="italic" style:font-style-complex="italic" fo:color="#000000" style:letter-kerning="false" fo:font-size="10pt" style:font-size-asian="10pt" style:font-size-complex="10pt" fo:language="en" fo:country="US" style:language-complex="ar" style:country-complex="SA"/>
    </style:style>
    <style:style style:name="T356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357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35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35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6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361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36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6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364" style:parent-style-name="DefaultParagraphFont" style:family="text">
      <style:text-properties style:font-name-complex="Times New Roman" fo:color="#646464" style:letter-kerning="false" fo:font-size="10pt" style:font-size-asian="10pt" style:font-size-complex="10pt" fo:language="en" fo:country="US" style:language-complex="ar" style:country-complex="SA"/>
    </style:style>
    <style:style style:name="P36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66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367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6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369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7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37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72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37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374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375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76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37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7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379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38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8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382" style:parent-style-name="DefaultParagraphFont" style:family="text">
      <style:text-properties style:font-name-complex="Times New Roman" fo:font-size="10pt" style:font-size-asian="10pt" style:font-size-complex="10pt" fo:language="en" fo:country="US" style:language-asian="en" style:country-asian="US" style:language-complex="ar" style:country-complex="SA"/>
    </style:style>
    <style:style style:name="P38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84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8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386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38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88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8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390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39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92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9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394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9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396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9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398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39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0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401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402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403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404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40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06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407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40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409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41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411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41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1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414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41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416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41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1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41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420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42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422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42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42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2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426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427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42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429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43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43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32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433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43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3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436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43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43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3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44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441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442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443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444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44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46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447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44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4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450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45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45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5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454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455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456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457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45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45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6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461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46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6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464" style:parent-style-name="DefaultParagraphFont" style:family="text">
      <style:text-properties style:font-name-complex="Times New Roman" fo:color="#646464" style:letter-kerning="false" fo:font-size="10pt" style:font-size-asian="10pt" style:font-size-complex="10pt" fo:language="en" fo:country="US" style:language-complex="ar" style:country-complex="SA"/>
    </style:style>
    <style:style style:name="P46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66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467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46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46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7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47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472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47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47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7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476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477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47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47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8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48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482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48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484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48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48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8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488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48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9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491" style:parent-style-name="DefaultParagraphFont" style:family="text">
      <style:text-properties style:font-name-complex="Times New Roman" fo:color="#646464" style:letter-kerning="false" fo:font-size="10pt" style:font-size-asian="10pt" style:font-size-complex="10pt" fo:language="en" fo:country="US" style:language-complex="ar" style:country-complex="SA"/>
    </style:style>
    <style:style style:name="P49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9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494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49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49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9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49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499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50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501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502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503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504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50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06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507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50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0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510" style:parent-style-name="DefaultParagraphFont" style:family="text">
      <style:text-properties style:font-name-complex="Times New Roman" fo:color="#646464" style:letter-kerning="false" fo:font-size="10pt" style:font-size-asian="10pt" style:font-size-complex="10pt" fo:language="en" fo:country="US" style:language-complex="ar" style:country-complex="SA"/>
    </style:style>
    <style:style style:name="P51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12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513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514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515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516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51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1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51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520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52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52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2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524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52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26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527" style:parent-style-name="DefaultParagraphFont" style:family="text">
      <style:text-properties style:font-name-complex="Times New Roman" fo:font-size="10pt" style:font-size-asian="10pt" style:font-size-complex="10pt" fo:language="en" fo:country="US" style:language-asian="en" style:country-asian="US" style:language-complex="ar" style:country-complex="SA"/>
    </style:style>
    <style:style style:name="P528" style:parent-style-name="Standard" style:family="paragraph">
      <style:text-properties style:font-name-complex="Times New Roman" fo:font-size="10pt" style:font-size-asian="10pt" style:font-size-complex="10pt"/>
    </style:style>
    <style:style style:name="P52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30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53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532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53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34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53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536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53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38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53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540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54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542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54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544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54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46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547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54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549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55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551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55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5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554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55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55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5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55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559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56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561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562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56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64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565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56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6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568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56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57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7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572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573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574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575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576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57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7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579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58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8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582" style:parent-style-name="DefaultParagraphFont" style:family="text">
      <style:text-properties style:font-name-complex="Times New Roman" fo:color="#646464" style:letter-kerning="false" fo:font-size="10pt" style:font-size-asian="10pt" style:font-size-complex="10pt" fo:language="en" fo:country="US" style:language-complex="ar" style:country-complex="SA"/>
    </style:style>
    <style:style style:name="P58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84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585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586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58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8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58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590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59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592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59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59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9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596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59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9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59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600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60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602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60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60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0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606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60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0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609" style:parent-style-name="DefaultParagraphFont" style:family="text">
      <style:text-properties style:font-name-complex="Times New Roman" fo:color="#646464" style:letter-kerning="false" fo:font-size="10pt" style:font-size-asian="10pt" style:font-size-complex="10pt" fo:language="en" fo:country="US" style:language-complex="ar" style:country-complex="SA"/>
    </style:style>
    <style:style style:name="P61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1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612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61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61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1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616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617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61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619" style:parent-style-name="DefaultParagraphFont" style:family="text">
      <style:text-properties style:font-name-complex="Times New Roman" fo:color="#2A00FF" style:letter-kerning="false" fo:font-size="10pt" style:font-size-asian="10pt" style:font-size-complex="10pt" fo:language="en" fo:country="US" style:language-complex="ar" style:country-complex="SA"/>
    </style:style>
    <style:style style:name="T62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621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622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62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24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62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626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62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2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629" style:parent-style-name="DefaultParagraphFont" style:family="text">
      <style:text-properties style:font-name-complex="Times New Roman" fo:color="#646464" style:letter-kerning="false" fo:font-size="10pt" style:font-size-asian="10pt" style:font-size-complex="10pt" fo:language="en" fo:country="US" style:language-complex="ar" style:country-complex="SA"/>
    </style:style>
    <style:style style:name="P63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3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632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63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634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63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63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3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63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639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64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64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42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643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64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4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646" style:parent-style-name="DefaultParagraphFont" style:family="text">
      <style:text-properties style:font-name-complex="Times New Roman" fo:font-size="10pt" style:font-size-asian="10pt" style:font-size-complex="10pt" fo:language="en" fo:country="US" style:language-asian="en" style:country-asian="US" style:language-complex="ar" style:country-complex="SA"/>
    </style:style>
    <style:style style:name="P64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48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64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650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65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52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65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654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65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56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65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658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65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660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66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662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66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64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665" style:parent-style-name="DefaultParagraphFont" style:family="text">
      <style:text-properties style:font-name-complex="Times New Roman" fo:color="#646464" style:letter-kerning="false" fo:font-size="10pt" style:font-size-asian="10pt" style:font-size-complex="10pt" fo:language="en" fo:country="US" style:language-complex="ar" style:country-complex="SA"/>
    </style:style>
    <style:style style:name="P66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6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668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66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67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7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672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67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67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7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676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677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67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679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68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68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82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683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68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8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686" style:parent-style-name="DefaultParagraphFont" style:family="text">
      <style:text-properties style:font-name-complex="Times New Roman" fo:color="#646464" style:letter-kerning="false" fo:font-size="10pt" style:font-size-asian="10pt" style:font-size-complex="10pt" fo:language="en" fo:country="US" style:language-complex="ar" style:country-complex="SA"/>
    </style:style>
    <style:style style:name="P68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8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689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69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69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92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69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694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69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696" style:parent-style-name="DefaultParagraphFont" style:family="text">
      <style:text-properties style:font-name-complex="Times New Roman" fo:color="#2A00FF" style:letter-kerning="false" fo:font-size="10pt" style:font-size-asian="10pt" style:font-size-complex="10pt" fo:language="en" fo:country="US" style:language-complex="ar" style:country-complex="SA"/>
    </style:style>
    <style:style style:name="T69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69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9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700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70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02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703" style:parent-style-name="DefaultParagraphFont" style:family="text">
      <style:text-properties style:font-name-complex="Times New Roman" fo:color="#646464" style:letter-kerning="false" fo:font-size="10pt" style:font-size-asian="10pt" style:font-size-complex="10pt" fo:language="en" fo:country="US" style:language-complex="ar" style:country-complex="SA"/>
    </style:style>
    <style:style style:name="P70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0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706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70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708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70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71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1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712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713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714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71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16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717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718" style:parent-style-name="Normal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719" style:parent-style-name="Normal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720" style:parent-style-name="Normal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721" style:parent-style-name="Normal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722" style:parent-style-name="Normal" style:family="paragraph">
      <style:paragraph-properties fo:widows="2" fo:orphans="2" style:text-autospace="none" style:vertical-align="auto"/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723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724" style:parent-style-name="Standard" style:family="paragraph">
      <style:text-properties style:font-name-complex="Times New Roman" fo:font-size="10pt" style:font-size-asian="10pt" style:font-size-complex="10pt"/>
    </style:style>
    <style:style style:name="P72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26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72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728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72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30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73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732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73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34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73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736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73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738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73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740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74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42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743" style:parent-style-name="DefaultParagraphFont" style:family="text">
      <style:text-properties style:font-name-complex="Times New Roman" fo:color="#646464" style:letter-kerning="false" fo:font-size="10pt" style:font-size-asian="10pt" style:font-size-complex="10pt" fo:language="en" fo:country="US" style:language-complex="ar" style:country-complex="SA"/>
    </style:style>
    <style:style style:name="P74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4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746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74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74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4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75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75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52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75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754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75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756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75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75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5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760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76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62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763" style:parent-style-name="DefaultParagraphFont" style:family="text">
      <style:text-properties style:font-name-complex="Times New Roman" fo:color="#646464" style:letter-kerning="false" fo:font-size="10pt" style:font-size-asian="10pt" style:font-size-complex="10pt" fo:language="en" fo:country="US" style:language-complex="ar" style:country-complex="SA"/>
    </style:style>
    <style:style style:name="P76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6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766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76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76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6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77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771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772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773" style:parent-style-name="DefaultParagraphFont" style:family="text">
      <style:text-properties style:font-name-complex="Times New Roman" fo:color="#2A00FF" style:letter-kerning="false" fo:font-size="10pt" style:font-size-asian="10pt" style:font-size-complex="10pt" fo:language="en" fo:country="US" style:language-complex="ar" style:country-complex="SA"/>
    </style:style>
    <style:style style:name="T774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77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76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777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77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7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780" style:parent-style-name="DefaultParagraphFont" style:family="text">
      <style:text-properties style:font-name-complex="Times New Roman" fo:color="#646464" style:letter-kerning="false" fo:font-size="10pt" style:font-size-asian="10pt" style:font-size-complex="10pt" fo:language="en" fo:country="US" style:language-complex="ar" style:country-complex="SA"/>
    </style:style>
    <style:style style:name="P78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82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783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784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785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786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78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8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78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79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791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792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79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94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795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79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9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798" style:parent-style-name="DefaultParagraphFont" style:family="text">
      <style:text-properties style:font-name-complex="Times New Roman" fo:font-size="10pt" style:font-size-asian="10pt" style:font-size-complex="10pt" fo:language="en" fo:country="US" style:language-asian="en" style:country-asian="US" style:language-complex="ar" style:country-complex="SA"/>
    </style:style>
    <style:style style:name="P79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00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80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802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80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04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80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806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80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08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80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810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81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812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81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814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81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16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817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81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819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82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82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22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823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824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825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826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827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82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2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830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83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83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3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834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835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836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837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83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83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4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84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842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84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844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84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84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4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848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84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5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851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852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853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854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85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56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85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858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85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860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86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86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6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864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86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66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867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86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86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7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87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872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87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874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87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87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7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878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87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8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881" style:parent-style-name="DefaultParagraphFont" style:family="text">
      <style:text-properties style:font-name-complex="Times New Roman" fo:color="#646464" style:letter-kerning="false" fo:font-size="10pt" style:font-size-asian="10pt" style:font-size-complex="10pt" fo:language="en" fo:country="US" style:language-complex="ar" style:country-complex="SA"/>
    </style:style>
    <style:style style:name="P88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8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884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88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88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8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88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889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89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89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892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89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89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9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896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897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89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899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90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90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02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90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904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905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906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90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0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90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910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91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912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91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91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1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916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91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1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919" style:parent-style-name="DefaultParagraphFont" style:family="text">
      <style:text-properties style:font-name-complex="Times New Roman" fo:color="#646464" style:letter-kerning="false" fo:font-size="10pt" style:font-size-asian="10pt" style:font-size-complex="10pt" fo:language="en" fo:country="US" style:language-complex="ar" style:country-complex="SA"/>
    </style:style>
    <style:style style:name="P92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2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922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92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92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2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926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927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92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929" style:parent-style-name="DefaultParagraphFont" style:family="text">
      <style:text-properties style:font-name-complex="Times New Roman" fo:color="#2A00FF" style:letter-kerning="false" fo:font-size="10pt" style:font-size-asian="10pt" style:font-size-complex="10pt" fo:language="en" fo:country="US" style:language-complex="ar" style:country-complex="SA"/>
    </style:style>
    <style:style style:name="T93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931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932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933" style:parent-style-name="DefaultParagraphFont" style:family="text">
      <style:text-properties style:font-name-complex="Times New Roman" fo:color="#2A00FF" style:letter-kerning="false" fo:font-size="10pt" style:font-size-asian="10pt" style:font-size-complex="10pt" fo:language="en" fo:country="US" style:language-complex="ar" style:country-complex="SA"/>
    </style:style>
    <style:style style:name="T934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935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936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93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3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93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94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94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942" style:parent-style-name="DefaultParagraphFont" style:family="text">
      <style:text-properties style:font-name-complex="Times New Roman" fo:color="#2A00FF" style:letter-kerning="false" fo:font-size="10pt" style:font-size-asian="10pt" style:font-size-complex="10pt" fo:language="en" fo:country="US" style:language-complex="ar" style:country-complex="SA"/>
    </style:style>
    <style:style style:name="T94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94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4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946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94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4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949" style:parent-style-name="DefaultParagraphFont" style:family="text">
      <style:text-properties style:font-name-complex="Times New Roman" fo:color="#646464" style:letter-kerning="false" fo:font-size="10pt" style:font-size-asian="10pt" style:font-size-complex="10pt" fo:language="en" fo:country="US" style:language-complex="ar" style:country-complex="SA"/>
    </style:style>
    <style:style style:name="P95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5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952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95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954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95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95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5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95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959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96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96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62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963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96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6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966" style:parent-style-name="DefaultParagraphFont" style:family="text">
      <style:text-properties style:font-name-complex="Times New Roman" fo:font-size="10pt" style:font-size-asian="10pt" style:font-size-complex="10pt" fo:language="en" fo:country="US" style:language-asian="en" style:country-asian="US" style:language-complex="ar" style:country-complex="SA"/>
    </style:style>
    <style:style style:name="P96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68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96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970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97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72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97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974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97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76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97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978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97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980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98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982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98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84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985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986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987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98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989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99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9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992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99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994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99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96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99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998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99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000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100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00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0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004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100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06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007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00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00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1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01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012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01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014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101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01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1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018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101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2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021" style:parent-style-name="DefaultParagraphFont" style:family="text">
      <style:text-properties style:font-name-complex="Times New Roman" fo:color="#646464" style:letter-kerning="false" fo:font-size="10pt" style:font-size-asian="10pt" style:font-size-complex="10pt" fo:language="en" fo:country="US" style:language-complex="ar" style:country-complex="SA"/>
    </style:style>
    <style:style style:name="P102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2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024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02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02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2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02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029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03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031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1032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03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34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03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03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3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03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039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04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041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042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04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44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045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104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4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048" style:parent-style-name="DefaultParagraphFont" style:family="text">
      <style:text-properties style:font-name-complex="Times New Roman" fo:color="#646464" style:letter-kerning="false" fo:font-size="10pt" style:font-size-asian="10pt" style:font-size-complex="10pt" fo:language="en" fo:country="US" style:language-complex="ar" style:country-complex="SA"/>
    </style:style>
    <style:style style:name="P104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5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051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052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05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54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05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056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05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058" style:parent-style-name="DefaultParagraphFont" style:family="text">
      <style:text-properties style:font-name-complex="Times New Roman" fo:color="#2A00FF" style:letter-kerning="false" fo:font-size="10pt" style:font-size-asian="10pt" style:font-size-complex="10pt" fo:language="en" fo:country="US" style:language-complex="ar" style:country-complex="SA"/>
    </style:style>
    <style:style style:name="T105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060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106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06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6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064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106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66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067" style:parent-style-name="DefaultParagraphFont" style:family="text">
      <style:text-properties style:font-name-complex="Times New Roman" fo:color="#646464" style:letter-kerning="false" fo:font-size="10pt" style:font-size-asian="10pt" style:font-size-complex="10pt" fo:language="en" fo:country="US" style:language-complex="ar" style:country-complex="SA"/>
    </style:style>
    <style:style style:name="P106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6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070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07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072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07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07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7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076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077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07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07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8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081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108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8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084" style:parent-style-name="Standard" style:family="paragraph">
      <style:text-properties style:font-name-complex="Times New Roman" fo:font-size="10pt" style:font-size-asian="10pt" style:font-size-complex="10pt"/>
    </style:style>
    <style:style style:name="P1085" style:parent-style-name="Standard" style:family="paragraph">
      <style:text-properties style:font-name-complex="Times New Roman" fo:font-size="10pt" style:font-size-asian="10pt" style:font-size-complex="10pt"/>
    </style:style>
    <style:style style:name="P1086" style:parent-style-name="Standard" style:family="paragraph">
      <style:text-properties style:font-name-complex="Times New Roman" fo:font-size="10pt" style:font-size-asian="10pt" style:font-size-complex="10pt"/>
    </style:style>
    <style:style style:name="P1087" style:parent-style-name="Standard" style:family="paragraph">
      <style:text-properties style:font-name-complex="Times New Roman" fo:font-size="10pt" style:font-size-asian="10pt" style:font-size-complex="10pt"/>
    </style:style>
    <style:style style:name="P1088" style:parent-style-name="Standard" style:family="paragraph">
      <style:text-properties style:font-name-complex="Times New Roman" fo:font-size="10pt" style:font-size-asian="10pt" style:font-size-complex="10pt"/>
    </style:style>
    <style:style style:name="P1089" style:parent-style-name="Standard" style:family="paragraph">
      <style:paragraph-properties>
        <style:tab-stops>
          <style:tab-stop style:type="left" style:position="1.7638in"/>
        </style:tab-stops>
      </style:paragraph-properties>
      <style:text-properties style:font-name-complex="Times New Roman" fo:font-size="10pt" style:font-size-asian="10pt" style:font-size-complex="10pt"/>
    </style:style>
    <style:style style:name="P1090" style:parent-style-name="Standard" style:family="paragraph">
      <style:paragraph-properties>
        <style:tab-stops>
          <style:tab-stop style:type="left" style:position="1.7638in"/>
        </style:tab-stops>
      </style:paragraph-properties>
      <style:text-properties style:font-name-complex="Times New Roman" fo:font-size="10pt" style:font-size-asian="10pt" style:font-size-complex="10pt"/>
    </style:style>
    <style:style style:name="P1091" style:parent-style-name="Standard" style:family="paragraph">
      <style:paragraph-properties>
        <style:tab-stops>
          <style:tab-stop style:type="left" style:position="1.7638in"/>
        </style:tab-stops>
      </style:paragraph-properties>
      <style:text-properties style:font-name-complex="Times New Roman" fo:font-size="10pt" style:font-size-asian="10pt" style:font-size-complex="10pt"/>
    </style:style>
    <style:style style:name="P1092" style:parent-style-name="Standard" style:family="paragraph">
      <style:text-properties style:font-name-complex="Times New Roman" fo:font-size="10pt" style:font-size-asian="10pt" style:font-size-complex="10pt"/>
    </style:style>
    <style:style style:name="P109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94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09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096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109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98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09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100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110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02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10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104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10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106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10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10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109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111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1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112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11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114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111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116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111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1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119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12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12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22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12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124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12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126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112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12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2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130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113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32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133" style:parent-style-name="DefaultParagraphFont" style:family="text">
      <style:text-properties style:font-name-complex="Times New Roman" fo:color="#646464" style:letter-kerning="false" fo:font-size="10pt" style:font-size-asian="10pt" style:font-size-complex="10pt" fo:language="en" fo:country="US" style:language-complex="ar" style:country-complex="SA"/>
    </style:style>
    <style:style style:name="P113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3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136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13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13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3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14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141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142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143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1144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14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46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147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114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4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150" style:parent-style-name="DefaultParagraphFont" style:family="text">
      <style:text-properties style:font-name-complex="Times New Roman" fo:color="#646464" style:letter-kerning="false" fo:font-size="10pt" style:font-size-asian="10pt" style:font-size-complex="10pt" fo:language="en" fo:country="US" style:language-complex="ar" style:country-complex="SA"/>
    </style:style>
    <style:style style:name="P115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52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153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154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15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56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15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158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15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160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116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16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6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164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116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66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167" style:parent-style-name="DefaultParagraphFont" style:family="text">
      <style:text-properties style:font-name-complex="Times New Roman" fo:color="#646464" style:letter-kerning="false" fo:font-size="10pt" style:font-size-asian="10pt" style:font-size-complex="10pt" fo:language="en" fo:country="US" style:language-complex="ar" style:country-complex="SA"/>
    </style:style>
    <style:style style:name="P116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6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170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17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172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17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17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7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176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177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17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17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8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181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118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8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184" style:parent-style-name="DefaultParagraphFont" style:family="text">
      <style:text-properties style:font-name-complex="Times New Roman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P1185" style:parent-style-name="Standard" style:family="paragraph">
      <style:text-properties style:font-name-complex="Times New Roman" fo:font-size="10pt" style:font-size-asian="10pt" style:font-size-complex="10pt"/>
    </style:style>
    <style:style style:name="P1186" style:parent-style-name="Standard" style:family="paragraph">
      <style:text-properties style:font-name-complex="Times New Roman" fo:font-size="10pt" style:font-size-asian="10pt" style:font-size-complex="10pt"/>
    </style:style>
    <style:style style:name="P118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88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18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190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119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92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19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194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19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196" style:parent-style-name="DefaultParagraphFont" style:family="text">
      <style:text-properties style:font-name-complex="Times New Roman" fo:font-style="italic" style:font-style-asian="italic" style:font-style-complex="italic" fo:color="#000000" style:letter-kerning="false" fo:font-size="10pt" style:font-size-asian="10pt" style:font-size-complex="10pt" fo:language="en" fo:country="US" style:language-complex="ar" style:country-complex="SA"/>
    </style:style>
    <style:style style:name="T119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198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119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00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20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20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03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204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20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06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20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208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120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10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21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21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13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214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21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216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121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18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21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220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22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22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2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224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22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226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122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22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2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230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23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232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23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234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23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236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23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238" style:parent-style-name="DefaultParagraphFont" style:family="text">
      <style:text-properties style:font-name-complex="Times New Roman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123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240" style:parent-style-name="DefaultParagraphFont" style:family="text">
      <style:text-properties style:font-name-complex="Times New Roman" fo:color="#3F7F5F" style:letter-kerning="false" fo:font-size="10pt" style:font-size-asian="10pt" style:font-size-complex="10pt" fo:language="en" fo:country="US" style:language-complex="ar" style:country-complex="SA"/>
    </style:style>
    <style:style style:name="T1241" style:parent-style-name="DefaultParagraphFont" style:family="text">
      <style:text-properties style:font-name-complex="Times New Roman" fo:color="#3F7F5F" style:letter-kerning="false" fo:font-size="10pt" style:font-size-asian="10pt" style:font-size-complex="10pt" fo:language="en" fo:country="US" style:language-complex="ar" style:country-complex="SA"/>
    </style:style>
    <style:style style:name="P1242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124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44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245" style:parent-style-name="DefaultParagraphFont" style:family="text">
      <style:text-properties style:font-name-complex="Times New Roman" fo:color="#646464" style:letter-kerning="false" fo:font-size="10pt" style:font-size-asian="10pt" style:font-size-complex="10pt" fo:language="en" fo:country="US" style:language-complex="ar" style:country-complex="SA"/>
    </style:style>
    <style:style style:name="P124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4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248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24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250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25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252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25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25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5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256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257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125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259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26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26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62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263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126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6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266" style:parent-style-name="DefaultParagraphFont" style:family="text">
      <style:text-properties style:font-name-complex="Times New Roman" fo:color="#646464" style:letter-kerning="false" fo:font-size="10pt" style:font-size-asian="10pt" style:font-size-complex="10pt" fo:language="en" fo:country="US" style:language-complex="ar" style:country-complex="SA"/>
    </style:style>
    <style:style style:name="P126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6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269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27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271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272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273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274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27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76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277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127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7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280" style:parent-style-name="DefaultParagraphFont" style:family="text">
      <style:text-properties style:font-name-complex="Times New Roman" fo:color="#646464" style:letter-kerning="false" fo:font-size="10pt" style:font-size-asian="10pt" style:font-size-complex="10pt" fo:language="en" fo:country="US" style:language-complex="ar" style:country-complex="SA"/>
    </style:style>
    <style:style style:name="P128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82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283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284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285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286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28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8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28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290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29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29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9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294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295" style:parent-style-name="DefaultParagraphFont" style:family="text">
      <style:text-properties style:font-name-complex="Times New Roman" fo:color="#2A00FF" style:letter-kerning="false" fo:font-size="10pt" style:font-size-asian="10pt" style:font-size-complex="10pt" fo:language="en" fo:country="US" style:language-complex="ar" style:country-complex="SA"/>
    </style:style>
    <style:style style:name="T1296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29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9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29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30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0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302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30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30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0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306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307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130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30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1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31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312" style:parent-style-name="DefaultParagraphFont" style:family="text">
      <style:text-properties style:font-name-complex="Times New Roman" fo:font-style="italic" style:font-style-asian="italic" style:font-style-complex="italic" fo:color="#000000" style:letter-kerning="false" fo:font-size="10pt" style:font-size-asian="10pt" style:font-size-complex="10pt" fo:language="en" fo:country="US" style:language-complex="ar" style:country-complex="SA"/>
    </style:style>
    <style:style style:name="T131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314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131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31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1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31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319" style:parent-style-name="DefaultParagraphFont" style:family="text">
      <style:text-properties style:font-name-complex="Times New Roman" fo:font-style="italic" style:font-style-asian="italic" style:font-style-complex="italic" fo:color="#000000" style:letter-kerning="false" fo:font-size="10pt" style:font-size-asian="10pt" style:font-size-complex="10pt" fo:language="en" fo:country="US" style:language-complex="ar" style:country-complex="SA"/>
    </style:style>
    <style:style style:name="T132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321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1322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323" style:parent-style-name="DefaultParagraphFont" style:family="text">
      <style:text-properties style:font-name-complex="Times New Roman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1324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32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26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32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328" style:parent-style-name="DefaultParagraphFont" style:family="text">
      <style:text-properties style:font-name-complex="Times New Roman" fo:font-style="italic" style:font-style-asian="italic" style:font-style-complex="italic" fo:color="#000000" style:letter-kerning="false" fo:font-size="10pt" style:font-size-asian="10pt" style:font-size-complex="10pt" fo:language="en" fo:country="US" style:language-complex="ar" style:country-complex="SA"/>
    </style:style>
    <style:style style:name="T132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330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133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332" style:parent-style-name="DefaultParagraphFont" style:family="text">
      <style:text-properties style:font-name-complex="Times New Roman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133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33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3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336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133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3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339" style:parent-style-name="DefaultParagraphFont" style:family="text">
      <style:text-properties style:font-name-complex="Times New Roman" fo:color="#646464" style:letter-kerning="false" fo:font-size="10pt" style:font-size-asian="10pt" style:font-size-complex="10pt" fo:language="en" fo:country="US" style:language-complex="ar" style:country-complex="SA"/>
    </style:style>
    <style:style style:name="P134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4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342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34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344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34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34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4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34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349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35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35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52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35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354" style:parent-style-name="DefaultParagraphFont" style:family="text">
      <style:text-properties style:font-name-complex="Times New Roman" fo:color="#2A00FF" style:letter-kerning="false" fo:font-size="10pt" style:font-size-asian="10pt" style:font-size-complex="10pt" fo:language="en" fo:country="US" style:language-complex="ar" style:country-complex="SA"/>
    </style:style>
    <style:style style:name="T135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35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5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35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35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6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36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36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6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364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365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1366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36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6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36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370" style:parent-style-name="DefaultParagraphFont" style:family="text">
      <style:text-properties style:font-name-complex="Times New Roman" fo:font-style="italic" style:font-style-asian="italic" style:font-style-complex="italic" fo:color="#000000" style:letter-kerning="false" fo:font-size="10pt" style:font-size-asian="10pt" style:font-size-complex="10pt" fo:language="en" fo:country="US" style:language-complex="ar" style:country-complex="SA"/>
    </style:style>
    <style:style style:name="T137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372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137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374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37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76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37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378" style:parent-style-name="DefaultParagraphFont" style:family="text">
      <style:text-properties style:font-name-complex="Times New Roman" fo:font-style="italic" style:font-style-asian="italic" style:font-style-complex="italic" fo:color="#000000" style:letter-kerning="false" fo:font-size="10pt" style:font-size-asian="10pt" style:font-size-complex="10pt" fo:language="en" fo:country="US" style:language-complex="ar" style:country-complex="SA"/>
    </style:style>
    <style:style style:name="T137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380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138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382" style:parent-style-name="DefaultParagraphFont" style:family="text">
      <style:text-properties style:font-name-complex="Times New Roman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138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38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8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386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387" style:parent-style-name="DefaultParagraphFont" style:family="text">
      <style:text-properties style:font-name-complex="Times New Roman" fo:font-style="italic" style:font-style-asian="italic" style:font-style-complex="italic" fo:color="#000000" style:letter-kerning="false" fo:font-size="10pt" style:font-size-asian="10pt" style:font-size-complex="10pt" fo:language="en" fo:country="US" style:language-complex="ar" style:country-complex="SA"/>
    </style:style>
    <style:style style:name="T138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389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139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391" style:parent-style-name="DefaultParagraphFont" style:family="text">
      <style:text-properties style:font-name-complex="Times New Roman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1392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39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94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395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139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9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398" style:parent-style-name="DefaultParagraphFont" style:family="text">
      <style:text-properties style:font-name-complex="Times New Roman" fo:color="#646464" style:letter-kerning="false" fo:font-size="10pt" style:font-size-asian="10pt" style:font-size-complex="10pt" fo:language="en" fo:country="US" style:language-complex="ar" style:country-complex="SA"/>
    </style:style>
    <style:style style:name="P139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0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401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402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403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404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40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06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40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408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40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41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1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412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413" style:parent-style-name="DefaultParagraphFont" style:family="text">
      <style:text-properties style:font-name-complex="Times New Roman" fo:color="#2A00FF" style:letter-kerning="false" fo:font-size="10pt" style:font-size-asian="10pt" style:font-size-complex="10pt" fo:language="en" fo:country="US" style:language-complex="ar" style:country-complex="SA"/>
    </style:style>
    <style:style style:name="T1414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41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16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41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41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1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42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42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22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42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424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142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42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2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42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429" style:parent-style-name="DefaultParagraphFont" style:family="text">
      <style:text-properties style:font-name-complex="Times New Roman" fo:font-style="italic" style:font-style-asian="italic" style:font-style-complex="italic" fo:color="#000000" style:letter-kerning="false" fo:font-size="10pt" style:font-size-asian="10pt" style:font-size-complex="10pt" fo:language="en" fo:country="US" style:language-complex="ar" style:country-complex="SA"/>
    </style:style>
    <style:style style:name="T143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431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1432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43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34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43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436" style:parent-style-name="DefaultParagraphFont" style:family="text">
      <style:text-properties style:font-name-complex="Times New Roman" fo:font-style="italic" style:font-style-asian="italic" style:font-style-complex="italic" fo:color="#000000" style:letter-kerning="false" fo:font-size="10pt" style:font-size-asian="10pt" style:font-size-complex="10pt" fo:language="en" fo:country="US" style:language-complex="ar" style:country-complex="SA"/>
    </style:style>
    <style:style style:name="T143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438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143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440" style:parent-style-name="DefaultParagraphFont" style:family="text">
      <style:text-properties style:font-name-complex="Times New Roman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144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44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4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444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445" style:parent-style-name="DefaultParagraphFont" style:family="text">
      <style:text-properties style:font-name-complex="Times New Roman" fo:font-style="italic" style:font-style-asian="italic" style:font-style-complex="italic" fo:color="#000000" style:letter-kerning="false" fo:font-size="10pt" style:font-size-asian="10pt" style:font-size-complex="10pt" fo:language="en" fo:country="US" style:language-complex="ar" style:country-complex="SA"/>
    </style:style>
    <style:style style:name="T1446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447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144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449" style:parent-style-name="DefaultParagraphFont" style:family="text">
      <style:text-properties style:font-name-complex="Times New Roman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145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45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52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453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language="en" fo:country="US" style:language-complex="ar" style:country-complex="SA" fo:hyphenate="true"/>
    </style:style>
    <style:style style:name="P145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5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456" style:parent-style-name="DefaultParagraphFont" style:family="text">
      <style:text-properties style:font-name-complex="Times New Roman" fo:color="#646464" style:letter-kerning="false" fo:font-size="10pt" style:font-size-asian="10pt" style:font-size-complex="10pt" fo:language="en" fo:country="US" style:language-complex="ar" style:country-complex="SA"/>
    </style:style>
    <style:style style:name="P145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5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459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46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461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462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46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64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46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466" style:parent-style-name="DefaultParagraphFont" style:family="text">
      <style:text-properties style:font-name-complex="Times New Roman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46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46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6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470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471" style:parent-style-name="DefaultParagraphFont" style:family="text">
      <style:text-properties style:font-name-complex="Times New Roman" fo:color="#2A00FF" style:letter-kerning="false" fo:font-size="10pt" style:font-size-asian="10pt" style:font-size-complex="10pt" fo:language="en" fo:country="US" style:language-complex="ar" style:country-complex="SA"/>
    </style:style>
    <style:style style:name="T1472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47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74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47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47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7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478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47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48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8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482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483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1484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48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86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487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488" style:parent-style-name="DefaultParagraphFont" style:family="text">
      <style:text-properties style:font-name-complex="Times New Roman" fo:font-style="italic" style:font-style-asian="italic" style:font-style-complex="italic" fo:color="#000000" style:letter-kerning="false" fo:font-size="10pt" style:font-size-asian="10pt" style:font-size-complex="10pt" fo:language="en" fo:country="US" style:language-complex="ar" style:country-complex="SA"/>
    </style:style>
    <style:style style:name="T1489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T1490" style:parent-style-name="DefaultParagraphFont" style:family="text">
      <style:text-properties style:font-name-complex="Times New Roman" fo:color="#0000C0" style:letter-kerning="false" fo:font-size="10pt" style:font-size-asian="10pt" style:font-size-complex="10pt" fo:language="en" fo:country="US" style:language-complex="ar" style:country-complex="SA"/>
    </style:style>
    <style:style style:name="T1491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49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93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49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95" style:parent-style-name="DefaultParagraphFont" style:family="text">
      <style:text-properties style:font-name-complex="Times New Roman" fo:color="#000000" style:letter-kerning="false" fo:font-size="10pt" style:font-size-asian="10pt" style:font-size-complex="10pt" fo:language="en" fo:country="US" style:language-complex="ar" style:country-complex="SA"/>
    </style:style>
    <style:style style:name="P1496" style:parent-style-name="Standard" style:family="paragraph">
      <style:paragraph-properties>
        <style:tab-stops>
          <style:tab-stop style:type="left" style:position="2.4902in"/>
        </style:tab-stops>
      </style:paragraph-properties>
      <style:text-properties style:font-name-complex="Times New Roman" fo:font-size="10pt" style:font-size-asian="10pt" style:font-size-complex="10pt"/>
    </style:style>
    <style:style style:family="graphic" style:name="a6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package</text:span><text:span text:style-name="T3"><text:s/>Interpreter;</text:span></text:p>
      <text:p text:style-name="P4"/>
      <text:p text:style-name="P5"><text:span text:style-name="T6">import</text:span><text:span text:style-name="T7"><text:s/>Visitor.Visitor;</text:span></text:p>
      <text:p text:style-name="P8"/>
      <text:p text:style-name="P9"><text:span text:style-name="T10">public</text:span><text:span text:style-name="T11"><text:s/></text:span><text:span text:style-name="T12">interface</text:span><text:span text:style-name="T13"><text:s/>Expression {</text:span></text:p>
      <text:p text:style-name="P14"><text:span text:style-name="T15"><text:tab/></text:span><text:span text:style-name="T16">public</text:span><text:span text:style-name="T17"><text:s/>Object evaluate(Context values);</text:span></text:p>
      <text:p text:style-name="P18"/>
      <text:p text:style-name="P19"><text:span text:style-name="T20"><text:tab/></text:span><text:span text:style-name="T21">public</text:span><text:span text:style-name="T22"><text:s/>String toString();</text:span></text:p>
      <text:p text:style-name="P23"/>
      <text:p text:style-name="P24"><text:span text:style-name="T25"><text:tab/></text:span><text:span text:style-name="T26">public</text:span><text:span text:style-name="T27"><text:s/></text:span><text:span text:style-name="T28">void</text:span><text:span text:style-name="T29"><text:s/>accept(Visitor visitor);</text:span></text:p>
      <text:p text:style-name="P30"/>
      <text:p text:style-name="P31"><text:span text:style-name="T32">}</text:span></text:p>
      <text:p text:style-name="Standard"><text:span text:style-name="T33"><draw:connector draw:type="line" svg:x1="-1.0375in" svg:y1="0.15278in" svg:x2="7.5in" svg:y2="0.14583in" draw:z-index="251658240" draw:id="id0" draw:style-name="a0" draw:name="AutoShape 2" text:anchor-type="paragraph"><svg:desc/></draw:connector></text:span></text:p>
      <text:p text:style-name="P34"/>
      <text:p text:style-name="P35"><text:span text:style-name="T36">package</text:span><text:span text:style-name="T37"><text:s/>Interpreter;</text:span></text:p>
      <text:p text:style-name="P38"/>
      <text:p text:style-name="P39"><text:span text:style-name="T40">import</text:span><text:span text:style-name="T41"><text:s/>java.util.Hashtable;</text:span></text:p>
      <text:p text:style-name="P42"/>
      <text:p text:style-name="P43"><text:span text:style-name="T44">import</text:span><text:span text:style-name="T45"><text:s/>Turtle.Turtle;</text:span></text:p>
      <text:p text:style-name="P46"/>
      <text:p text:style-name="P47"><text:span text:style-name="T48">public</text:span><text:span text:style-name="T49"><text:s/></text:span><text:span text:style-name="T50">class</text:span><text:span text:style-name="T51"><text:s/>Context {</text:span></text:p>
      <text:p text:style-name="P52"><text:span text:style-name="T53"><text:tab/></text:span><text:span text:style-name="T54">private</text:span><text:span text:style-name="T55"><text:s/>Turtle<text:s/></text:span><text:span text:style-name="T56">SDSU_Turtle</text:span><text:span text:style-name="T57">;</text:span></text:p>
      <text:p text:style-name="P58"><text:span text:style-name="T59"><text:tab/></text:span><text:span text:style-name="T60">private</text:span><text:span text:style-name="T61"><text:s/>Hashtable&lt;String, Integer&gt;<text:s/></text:span><text:span text:style-name="T62">values</text:span><text:span text:style-name="T63"><text:s/>=<text:s/></text:span><text:span text:style-name="T64">new</text:span><text:span text:style-name="T65"><text:s/>Hashtable&lt;String, Integer&gt;();</text:span></text:p>
      <text:p text:style-name="P66"/>
      <text:p text:style-name="P67"><text:span text:style-name="T68"><text:tab/></text:span><text:span text:style-name="T69">public</text:span><text:span text:style-name="T70"><text:s/>Context() {</text:span></text:p>
      <text:p text:style-name="P71"><text:span text:style-name="T72"><text:tab/></text:span><text:span text:style-name="T73"><text:tab/></text:span><text:span text:style-name="T74">SDSU_Turtle</text:span><text:span text:style-name="T75"><text:s/>=<text:s/></text:span><text:span text:style-name="T76">new</text:span><text:span text:style-name="T77"><text:s/></text:span><text:span text:style-name="T78">Turtle();</text:span></text:p>
      <text:p text:style-name="P79"><text:span text:style-name="T80"><text:tab/>}</text:span></text:p>
      <text:p text:style-name="P81"/>
      <text:p text:style-name="P82"><text:span text:style-name="T83"><text:tab/></text:span><text:span text:style-name="T84">public</text:span><text:span text:style-name="T85"><text:s/>Turtle turtle() {</text:span></text:p>
      <text:p text:style-name="P86"><text:span text:style-name="T87"><text:tab/></text:span><text:span text:style-name="T88"><text:tab/></text:span><text:span text:style-name="T89">return</text:span><text:span text:style-name="T90"><text:s/></text:span><text:span text:style-name="T91">SDSU_Turtle</text:span><text:span text:style-name="T92">;</text:span></text:p>
      <text:p text:style-name="P93"><text:span text:style-name="T94"><text:tab/>}</text:span></text:p>
      <text:p text:style-name="P95"><text:span text:style-name="T96"><text:tab/></text:span><text:span text:style-name="T97">public</text:span><text:span text:style-name="T98"><text:s/>Hashtable&lt;String, Integer&gt; values(){</text:span></text:p>
      <text:p text:style-name="P99"><text:span text:style-name="T100"><text:tab/></text:span><text:span text:style-name="T101"><text:tab/></text:span><text:span text:style-name="T102">return</text:span><text:span text:style-name="T103"><text:s/></text:span><text:span text:style-name="T104">values</text:span><text:span text:style-name="T105">;</text:span></text:p>
      <text:p text:style-name="P106"><text:span text:style-name="T107"><text:tab/>}</text:span></text:p>
      <text:p text:style-name="P108"/>
      <text:p text:style-name="P109"><text:span text:style-name="T110"><text:tab/></text:span><text:span text:style-name="T111">public</text:span><text:span text:style-name="T112"><text:s/></text:span><text:span text:style-name="T113">int</text:span><text:span text:style-name="T114"><text:s/>getValue(String variableName) {</text:span></text:p>
      <text:p text:style-name="P115"><text:span text:style-name="T116"><text:tab/></text:span><text:span text:style-name="T117"><text:tab/></text:span><text:span text:style-name="T118">return</text:span><text:span text:style-name="T119"><text:s/></text:span><text:span text:style-name="T120">values</text:span><text:span text:style-name="T121">.get(variableName);</text:span></text:p>
      <text:p text:style-name="P122"><text:span text:style-name="T123"><text:tab/>}</text:span></text:p>
      <text:p text:style-name="P124"/>
      <text:p text:style-name="P125"><text:span text:style-name="T126"><text:tab/></text:span><text:span text:style-name="T127">public</text:span><text:span text:style-name="T128"><text:s/></text:span><text:span text:style-name="T129">void</text:span><text:span text:style-name="T130"><text:s/>remove(String variableName) {</text:span></text:p>
      <text:p text:style-name="P131"><text:span text:style-name="T132"><text:tab/></text:span><text:span text:style-name="T133"><text:tab/></text:span><text:span text:style-name="T134">values</text:span><text:span text:style-name="T135">.remove(variableName);</text:span></text:p>
      <text:p text:style-name="P136"><text:span text:style-name="T137"><text:tab/>}</text:span></text:p>
      <text:p text:style-name="P138"/>
      <text:p text:style-name="P139"><text:span text:style-name="T140"><text:tab/></text:span><text:span text:style-name="T141">public</text:span><text:span text:style-name="T142"><text:s/></text:span><text:span text:style-name="T143">void</text:span><text:span text:style-name="T144"><text:s/>setValue(String variableName,<text:s/></text:span><text:span text:style-name="T145">int</text:span><text:span text:style-name="T146"><text:s/>value) {</text:span></text:p>
      <text:p text:style-name="P147"><text:span text:style-name="T148"><text:tab/></text:span><text:span text:style-name="T149"><text:tab/></text:span><text:span text:style-name="T150">values</text:span><text:span text:style-name="T151">.put(variableName, value);</text:span></text:p>
      <text:p text:style-name="P152"><text:span text:style-name="T153"><text:tab/>}</text:span></text:p>
      <text:p text:style-name="P154">}</text:p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soft-page-break/>
      <text:p text:style-name="P164"><text:span text:style-name="T165">package</text:span><text:span text:style-name="T166"><text:s/>Interpreter;</text:span></text:p>
      <text:p text:style-name="P167"/>
      <text:p text:style-name="P168"><text:span text:style-name="T169">import</text:span><text:span text:style-name="T170"><text:s/>Visitor.Visitor;</text:span></text:p>
      <text:p text:style-name="P171"/>
      <text:p text:style-name="P172"><text:span text:style-name="T173">public</text:span><text:span text:style-name="T174"><text:s/></text:span><text:span text:style-name="T175">class</text:span><text:span text:style-name="T176"><text:s/>Assignment<text:s/></text:span><text:span text:style-name="T177">implements</text:span><text:span text:style-name="T178"><text:s/>Expression {</text:span></text:p>
      <text:p text:style-name="P179"/>
      <text:p text:style-name="P180"><text:span text:style-name="T181"><text:tab/></text:span><text:span text:style-name="T182">private</text:span><text:span text:style-name="T183"><text:s/>String<text:s/></text:span><text:span text:style-name="T184">name</text:span><text:span text:style-name="T185">;</text:span></text:p>
      <text:p text:style-name="P186"><text:span text:style-name="T187"><text:tab/></text:span><text:span text:style-name="T188">private</text:span><text:span text:style-name="T189"><text:s/></text:span><text:span text:style-name="T190">int</text:span><text:span text:style-name="T191"><text:s/></text:span><text:span text:style-name="T192">value</text:span><text:span text:style-name="T193">;</text:span></text:p>
      <text:p text:style-name="P194"/>
      <text:p text:style-name="P195"><text:span text:style-name="T196"><text:tab/></text:span><text:span text:style-name="T197">public</text:span><text:span text:style-name="T198"><text:s/>Assignment(String name,<text:s/></text:span><text:span text:style-name="T199">int</text:span><text:span text:style-name="T200"><text:s/>value) {</text:span></text:p>
      <text:p text:style-name="P201"><text:span text:style-name="T202"><text:tab/></text:span><text:span text:style-name="T203"><text:tab/></text:span><text:span text:style-name="T204">this</text:span><text:span text:style-name="T205">.</text:span><text:span text:style-name="T206">name</text:span><text:span text:style-name="T207"><text:s/>= name;</text:span></text:p>
      <text:p text:style-name="P208"><text:span text:style-name="T209"><text:tab/></text:span><text:span text:style-name="T210"><text:tab/></text:span><text:span text:style-name="T211">this</text:span><text:span text:style-name="T212">.</text:span><text:span text:style-name="T213">value</text:span><text:span text:style-name="T214"><text:s/>= value;</text:span></text:p>
      <text:p text:style-name="P215"><text:span text:style-name="T216"><text:tab/>}</text:span></text:p>
      <text:p text:style-name="P217"/>
      <text:p text:style-name="P218"><text:span text:style-name="T219"><text:tab/></text:span><text:span text:style-name="T220">@</text:span><text:span text:style-name="T221">Override</text:span></text:p>
      <text:p text:style-name="P222"><text:span text:style-name="T223"><text:tab/></text:span><text:span text:style-name="T224">public</text:span><text:span text:style-name="T225"><text:s/>Object evaluate(Context values) {</text:span></text:p>
      <text:p text:style-name="P226"><text:span text:style-name="T227"><text:tab/></text:span><text:span text:style-name="T228"><text:tab/>values.setValue(</text:span><text:span text:style-name="T229">name</text:span><text:span text:style-name="T230">,<text:s/></text:span><text:span text:style-name="T231">value</text:span><text:span text:style-name="T232">);</text:span></text:p>
      <text:p text:style-name="P233"><text:span text:style-name="T234"><text:tab/></text:span><text:span text:style-name="T235"><text:tab/></text:span><text:span text:style-name="T236">return</text:span><text:span text:style-name="T237"><text:s/></text:span><text:span text:style-name="T238">true</text:span><text:span text:style-name="T239">;</text:span></text:p>
      <text:p text:style-name="P240"><text:span text:style-name="T241"><text:tab/>}</text:span></text:p>
      <text:p text:style-name="P242"><text:span text:style-name="T243"><text:tab/></text:span></text:p>
      <text:p text:style-name="P244"><text:span text:style-name="T245"><text:tab/></text:span><text:span text:style-name="T246">@</text:span><text:span text:style-name="T247">Override</text:span></text:p>
      <text:p text:style-name="P248"><text:span text:style-name="T249"><text:tab/></text:span><text:span text:style-name="T250">public</text:span><text:span text:style-name="T251"><text:s/>String<text:s/></text:span><text:span text:style-name="T252">toString(){</text:span></text:p>
      <text:p text:style-name="P253"><text:span text:style-name="T254"><text:tab/></text:span><text:span text:style-name="T255"><text:tab/></text:span><text:span text:style-name="T256">return</text:span><text:span text:style-name="T257"><text:s/></text:span><text:span text:style-name="T258">name</text:span><text:span text:style-name="T259">;</text:span></text:p>
      <text:p text:style-name="P260"><text:span text:style-name="T261"><text:tab/>}</text:span></text:p>
      <text:p text:style-name="P262"/>
      <text:p text:style-name="P263"><text:span text:style-name="T264"><text:tab/></text:span><text:span text:style-name="T265">@</text:span><text:span text:style-name="T266">Override</text:span></text:p>
      <text:p text:style-name="P267"><text:span text:style-name="T268"><text:tab/></text:span><text:span text:style-name="T269">public</text:span><text:span text:style-name="T270"><text:s/></text:span><text:span text:style-name="T271">void</text:span><text:span text:style-name="T272"><text:s/>accept(Visitor visitor) {</text:span></text:p>
      <text:p text:style-name="P273"><text:span text:style-name="T274"><text:tab/></text:span><text:span text:style-name="T275"><text:tab/>visitor.visitAssignment(</text:span><text:span text:style-name="T276">this</text:span><text:span text:style-name="T277">);</text:span></text:p>
      <text:p text:style-name="P278"><text:span text:style-name="T279"><text:tab/>}</text:span></text:p>
      <text:p text:style-name="P280"/>
      <text:p text:style-name="P281"><text:span text:style-name="T282">}</text:span></text:p>
      <text:p text:style-name="P283"/>
      <text:p text:style-name="Standard"><text:span text:style-name="T284"><draw:connector draw:type="line" svg:x1="-0.98264in" svg:y1="0.07153in" svg:x2="7.55486in" svg:y2="0.06458in" draw:z-index="251659264" draw:id="id1" draw:style-name="a1" draw:name="AutoShape 3" text:anchor-type="paragraph"><svg:desc/></draw:connector></text:span></text:p>
      <text:p text:style-name="P285"><text:span text:style-name="T286">package</text:span><text:span text:style-name="T287"><text:s/>Interpreter;</text:span></text:p>
      <text:p text:style-name="P288"/>
      <text:p text:style-name="P289"><text:span text:style-name="T290">import</text:span><text:span text:style-name="T291"><text:s/>Visitor.Visitor;</text:span></text:p>
      <text:p text:style-name="P292"/>
      <text:p text:style-name="P293"><text:span text:style-name="T294">public</text:span><text:span text:style-name="T295"><text:s/></text:span><text:span text:style-name="T296">class</text:span><text:span text:style-name="T297"><text:s/>Constant<text:s/></text:span><text:span text:style-name="T298">implements</text:span><text:span text:style-name="T299"><text:s/>Expression {</text:span></text:p>
      <text:p text:style-name="P300"/>
      <text:p text:style-name="P301"><text:span text:style-name="T302"><text:tab/></text:span><text:span text:style-name="T303">private</text:span><text:span text:style-name="T304"><text:s/></text:span><text:span text:style-name="T305">int</text:span><text:span text:style-name="T306"><text:s/></text:span><text:span text:style-name="T307">value</text:span><text:span text:style-name="T308">;</text:span></text:p>
      <text:p text:style-name="P309"/>
      <text:p text:style-name="P310"><text:span text:style-name="T311"><text:tab/></text:span><text:span text:style-name="T312">public</text:span><text:span text:style-name="T313"><text:s/>Constant(</text:span><text:span text:style-name="T314">int</text:span><text:span text:style-name="T315"><text:s/>value) {</text:span></text:p>
      <text:p text:style-name="P316"><text:span text:style-name="T317"><text:tab/></text:span><text:span text:style-name="T318"><text:tab/></text:span><text:span text:style-name="T319">this</text:span><text:span text:style-name="T320">.</text:span><text:span text:style-name="T321">value</text:span><text:span text:style-name="T322"><text:s/>= value;</text:span></text:p>
      <text:p text:style-name="P323"><text:span text:style-name="T324"><text:tab/>}</text:span></text:p>
      <text:p text:style-name="P325"/>
      <text:p text:style-name="P326"><text:span text:style-name="T327"><text:tab/></text:span><text:span text:style-name="T328">@Override</text:span></text:p>
      <text:p text:style-name="P329"><text:span text:style-name="T330"><text:tab/></text:span><text:span text:style-name="T331">public</text:span><text:span text:style-name="T332"><text:s/>Object evaluate(Context values) {</text:span></text:p>
      <text:p text:style-name="P333"><text:span text:style-name="T334"><text:tab/></text:span><text:span text:style-name="T335"><text:tab/></text:span><text:span text:style-name="T336">return</text:span><text:span text:style-name="T337"><text:s/></text:span><text:span text:style-name="T338">value</text:span><text:span text:style-name="T339">;</text:span></text:p>
      <text:p text:style-name="P340"><text:span text:style-name="T341"><text:tab/>}</text:span></text:p>
      <text:p text:style-name="P342"/>
      <text:p text:style-name="P343"><text:span text:style-name="T344"><text:tab/></text:span><text:span text:style-name="T345">@Override</text:span></text:p>
      <text:p text:style-name="P346"><text:span text:style-name="T347"><text:tab/></text:span><text:span text:style-name="T348">public</text:span><text:span text:style-name="T349"><text:s/>String toString() {</text:span></text:p>
      <text:p text:style-name="P350"><text:span text:style-name="T351"><text:tab/></text:span><text:span text:style-name="T352"><text:tab/></text:span><text:span text:style-name="T353">return</text:span><text:span text:style-name="T354"><text:s/>String.</text:span><text:span text:style-name="T355">valueOf</text:span><text:span text:style-name="T356">(</text:span><text:span text:style-name="T357">value</text:span><text:span text:style-name="T358">);</text:span></text:p>
      <text:p text:style-name="P359"><text:span text:style-name="T360"><text:tab/>}</text:span></text:p>
      <text:p text:style-name="P361"/>
      <text:soft-page-break/>
      <text:p text:style-name="P362"><text:span text:style-name="T363"><text:tab/></text:span><text:span text:style-name="T364">@Override</text:span></text:p>
      <text:p text:style-name="P365"><text:span text:style-name="T366"><text:tab/></text:span><text:span text:style-name="T367">public</text:span><text:span text:style-name="T368"><text:s/></text:span><text:span text:style-name="T369">void</text:span><text:span text:style-name="T370"><text:s/>accept(Visitor visitor) {</text:span></text:p>
      <text:p text:style-name="P371"><text:span text:style-name="T372"><text:tab/></text:span><text:span text:style-name="T373"><text:tab/></text:span><text:span text:style-name="T374">visitor.visitConstant(</text:span><text:span text:style-name="T375">this</text:span><text:span text:style-name="T376">);</text:span></text:p>
      <text:p text:style-name="P377"><text:span text:style-name="T378"><text:tab/>}</text:span></text:p>
      <text:p text:style-name="P379"/>
      <text:p text:style-name="P380"><text:span text:style-name="T381">}</text:span></text:p>
      <text:p text:style-name="Standard"><text:span text:style-name="T382"><draw:connector draw:type="line" svg:x1="-1.04583in" svg:y1="0.09792in" svg:x2="7.49167in" svg:y2="0.09097in" draw:z-index="251660288" draw:id="id2" draw:style-name="a2" draw:name="AutoShape 4" text:anchor-type="paragraph"><svg:desc/></draw:connector></text:span></text:p>
      <text:p text:style-name="P383"><text:span text:style-name="T384">package</text:span><text:span text:style-name="T385"><text:s/>Interpreter;</text:span></text:p>
      <text:p text:style-name="P386"/>
      <text:p text:style-name="P387"><text:span text:style-name="T388">import</text:span><text:span text:style-name="T389"><text:s/>Visitor.Visitor;</text:span></text:p>
      <text:p text:style-name="P390"/>
      <text:p text:style-name="P391"><text:span text:style-name="T392">public</text:span><text:span text:style-name="T393"><text:s/></text:span><text:span text:style-name="T394">class</text:span><text:span text:style-name="T395"><text:s/>DoubleExpression<text:s/></text:span><text:span text:style-name="T396">implements</text:span><text:span text:style-name="T397"><text:s/>Expression {</text:span></text:p>
      <text:p text:style-name="P398"/>
      <text:p text:style-name="P399"><text:span text:style-name="T400"><text:tab/></text:span><text:span text:style-name="T401">private</text:span><text:span text:style-name="T402"><text:s/>Expression<text:s/></text:span><text:span text:style-name="T403">firstPart</text:span><text:span text:style-name="T404">;</text:span></text:p>
      <text:p text:style-name="P405"><text:span text:style-name="T406"><text:tab/></text:span><text:span text:style-name="T407">private</text:span><text:span text:style-name="T408"><text:s/>Expression<text:s/></text:span><text:span text:style-name="T409">nextPart</text:span><text:span text:style-name="T410">;</text:span></text:p>
      <text:p text:style-name="P411"/>
      <text:p text:style-name="P412"><text:span text:style-name="T413"><text:tab/></text:span><text:span text:style-name="T414">public</text:span><text:span text:style-name="T415"><text:s/>DoubleExpression(Expression firstPart,<text:s/></text:span><text:span text:style-name="T416">Expression nextPart) {</text:span></text:p>
      <text:p text:style-name="P417"><text:span text:style-name="T418"><text:tab/></text:span><text:span text:style-name="T419"><text:tab/></text:span><text:span text:style-name="T420">this</text:span><text:span text:style-name="T421">.</text:span><text:span text:style-name="T422">firstPart</text:span><text:span text:style-name="T423"><text:s/>= firstPart;</text:span></text:p>
      <text:p text:style-name="P424"><text:span text:style-name="T425"><text:tab/></text:span><text:span text:style-name="T426"><text:tab/></text:span><text:span text:style-name="T427">this</text:span><text:span text:style-name="T428">.</text:span><text:span text:style-name="T429">nextPart</text:span><text:span text:style-name="T430"><text:s/>= nextPart;</text:span></text:p>
      <text:p text:style-name="P431"><text:span text:style-name="T432"><text:tab/>}</text:span></text:p>
      <text:p text:style-name="P433"/>
      <text:p text:style-name="P434"><text:span text:style-name="T435"><text:tab/></text:span><text:span text:style-name="T436">public</text:span><text:span text:style-name="T437"><text:s/>Expression firstPart() {</text:span></text:p>
      <text:p text:style-name="P438"><text:span text:style-name="T439"><text:tab/></text:span><text:span text:style-name="T440"><text:tab/></text:span><text:span text:style-name="T441">return</text:span><text:span text:style-name="T442"><text:s/></text:span><text:span text:style-name="T443">firstPart</text:span><text:span text:style-name="T444">;</text:span></text:p>
      <text:p text:style-name="P445"><text:span text:style-name="T446"><text:tab/>}</text:span></text:p>
      <text:p text:style-name="P447"/>
      <text:p text:style-name="P448"><text:span text:style-name="T449"><text:tab/></text:span><text:span text:style-name="T450">public</text:span><text:span text:style-name="T451"><text:s/>Expression nextPart() {</text:span></text:p>
      <text:p text:style-name="P452"><text:span text:style-name="T453"><text:tab/></text:span><text:span text:style-name="T454"><text:tab/></text:span><text:span text:style-name="T455">return</text:span><text:span text:style-name="T456"><text:s/></text:span><text:span text:style-name="T457">nextPart</text:span><text:span text:style-name="T458">;</text:span></text:p>
      <text:p text:style-name="P459"><text:span text:style-name="T460"><text:tab/>}</text:span></text:p>
      <text:p text:style-name="P461"/>
      <text:p text:style-name="P462"><text:span text:style-name="T463"><text:tab/></text:span><text:span text:style-name="T464">@Override</text:span></text:p>
      <text:p text:style-name="P465"><text:span text:style-name="T466"><text:tab/></text:span><text:span text:style-name="T467">public</text:span><text:span text:style-name="T468"><text:s/>Object evaluate(Context values) {</text:span></text:p>
      <text:p text:style-name="P469"><text:span text:style-name="T470"><text:tab/></text:span><text:span text:style-name="T471"><text:tab/></text:span><text:span text:style-name="T472">firstPart</text:span><text:span text:style-name="T473">.evaluate(values);</text:span></text:p>
      <text:p text:style-name="P474"><text:span text:style-name="T475"><text:tab/></text:span><text:span text:style-name="T476"><text:tab/></text:span><text:span text:style-name="T477">nextPart</text:span><text:span text:style-name="T478">.evaluate(values);</text:span></text:p>
      <text:p text:style-name="P479"><text:span text:style-name="T480"><text:tab/></text:span><text:span text:style-name="T481"><text:tab/></text:span><text:span text:style-name="T482">return</text:span><text:span text:style-name="T483"><text:s/></text:span><text:span text:style-name="T484">true</text:span><text:span text:style-name="T485">;</text:span></text:p>
      <text:p text:style-name="P486"><text:span text:style-name="T487"><text:tab/>}</text:span></text:p>
      <text:p text:style-name="P488"/>
      <text:p text:style-name="P489"><text:span text:style-name="T490"><text:tab/></text:span><text:span text:style-name="T491">@Override</text:span></text:p>
      <text:p text:style-name="P492"><text:span text:style-name="T493"><text:tab/></text:span><text:span text:style-name="T494">public</text:span><text:span text:style-name="T495"><text:s/>String toString() {</text:span></text:p>
      <text:p text:style-name="P496"><text:span text:style-name="T497"><text:tab/></text:span><text:span text:style-name="T498"><text:tab/></text:span><text:span text:style-name="T499">return</text:span><text:span text:style-name="T500"><text:s/></text:span><text:span text:style-name="T501">firstPart</text:span><text:span text:style-name="T502">.toString() +<text:s/></text:span><text:span text:style-name="T503">nextPart</text:span><text:span text:style-name="T504">.toString();</text:span></text:p>
      <text:p text:style-name="P505"><text:span text:style-name="T506"><text:tab/>}</text:span></text:p>
      <text:p text:style-name="P507"/>
      <text:p text:style-name="P508"><text:span text:style-name="T509"><text:tab/></text:span><text:span text:style-name="T510">@Override</text:span></text:p>
      <text:p text:style-name="P511"><text:span text:style-name="T512"><text:tab/></text:span><text:span text:style-name="T513">public</text:span><text:span text:style-name="T514"><text:s/></text:span><text:span text:style-name="T515">void</text:span><text:span text:style-name="T516"><text:s/>accept(Visitor visitor) {</text:span></text:p>
      <text:p text:style-name="P517"><text:span text:style-name="T518"><text:tab/></text:span><text:span text:style-name="T519"><text:tab/>visitor.visitDoubleExpression(</text:span><text:span text:style-name="T520">this</text:span><text:span text:style-name="T521">);</text:span></text:p>
      <text:p text:style-name="P522"><text:span text:style-name="T523"><text:tab/>}</text:span></text:p>
      <text:p text:style-name="P524"/>
      <text:p text:style-name="P525"><text:span text:style-name="T526">}</text:span></text:p>
      <text:p text:style-name="Standard"><text:span text:style-name="T527"><draw:connector draw:type="line" svg:x1="-0.98264in" svg:y1="0.14097in" svg:x2="7.55486in" svg:y2="0.13403in" draw:z-index="251661312" draw:id="id3" draw:style-name="a3" draw:name="AutoShape 5" text:anchor-type="paragraph"><svg:desc/></draw:connector></text:span></text:p>
      <text:p text:style-name="P528"/>
      <text:p text:style-name="P529"><text:span text:style-name="T530">package</text:span><text:span text:style-name="T531"><text:s/>Interpreter;</text:span></text:p>
      <text:p text:style-name="P532"/>
      <text:p text:style-name="P533"><text:span text:style-name="T534">import</text:span><text:span text:style-name="T535"><text:s/>Visitor.Visitor;</text:span></text:p>
      <text:p text:style-name="P536"/>
      <text:p text:style-name="P537"><text:span text:style-name="T538">public</text:span><text:span text:style-name="T539"><text:s/></text:span><text:span text:style-name="T540">class</text:span><text:span text:style-name="T541"><text:s/>Move<text:s/></text:span><text:span text:style-name="T542">implements</text:span><text:span text:style-name="T543"><text:s/>Expression {</text:span></text:p>
      <text:p text:style-name="P544"/>
      <text:soft-page-break/>
      <text:p text:style-name="P545"><text:span text:style-name="T546"><text:tab/></text:span><text:span text:style-name="T547">private</text:span><text:span text:style-name="T548"><text:s/>Expression<text:s/></text:span><text:span text:style-name="T549">parameter</text:span><text:span text:style-name="T550">;</text:span></text:p>
      <text:p text:style-name="P551"/>
      <text:p text:style-name="P552"><text:span text:style-name="T553"><text:tab/></text:span><text:span text:style-name="T554">public</text:span><text:span text:style-name="T555"><text:s/>Move(Expression parameter) {</text:span></text:p>
      <text:p text:style-name="P556"><text:span text:style-name="T557"><text:tab/></text:span><text:span text:style-name="T558"><text:tab/></text:span><text:span text:style-name="T559">this</text:span><text:span text:style-name="T560">.</text:span><text:span text:style-name="T561">parameter</text:span><text:span text:style-name="T562"><text:s/>= parameter;</text:span></text:p>
      <text:p text:style-name="P563"><text:span text:style-name="T564"><text:tab/>}</text:span></text:p>
      <text:p text:style-name="P565"/>
      <text:p text:style-name="P566"><text:span text:style-name="T567"><text:tab/></text:span><text:span text:style-name="T568">public</text:span><text:span text:style-name="T569"><text:s/>Expression parameter() {</text:span></text:p>
      <text:p text:style-name="P570"><text:span text:style-name="T571"><text:tab/></text:span><text:span text:style-name="T572"><text:tab/></text:span><text:span text:style-name="T573">return</text:span><text:span text:style-name="T574"><text:s/></text:span><text:span text:style-name="T575">parameter</text:span><text:span text:style-name="T576">;</text:span></text:p>
      <text:p text:style-name="P577"><text:span text:style-name="T578"><text:tab/>}</text:span></text:p>
      <text:p text:style-name="P579"/>
      <text:p text:style-name="P580"><text:span text:style-name="T581"><text:tab/></text:span><text:span text:style-name="T582">@Override</text:span></text:p>
      <text:p text:style-name="P583"><text:span text:style-name="T584"><text:tab/></text:span><text:span text:style-name="T585">public</text:span><text:span text:style-name="T586"><text:s/>Object evaluate(Context values) {</text:span></text:p>
      <text:p text:style-name="P587"><text:span text:style-name="T588"><text:tab/></text:span><text:span text:style-name="T589"><text:tab/></text:span><text:span text:style-name="T590">int</text:span><text:span text:style-name="T591"><text:s/>distance = (Integer)<text:s/></text:span><text:span text:style-name="T592">parameter</text:span><text:span text:style-name="T593">.evaluate(values);</text:span></text:p>
      <text:p text:style-name="P594"><text:span text:style-name="T595"><text:tab/></text:span><text:span text:style-name="T596"><text:tab/>values.turtle().move(distance);</text:span></text:p>
      <text:p text:style-name="P597"><text:span text:style-name="T598"><text:tab/></text:span><text:span text:style-name="T599"><text:tab/></text:span><text:span text:style-name="T600">return</text:span><text:span text:style-name="T601"><text:s/></text:span><text:span text:style-name="T602">true</text:span><text:span text:style-name="T603">;</text:span></text:p>
      <text:p text:style-name="P604"><text:span text:style-name="T605"><text:tab/>}</text:span></text:p>
      <text:p text:style-name="P606"/>
      <text:p text:style-name="P607"><text:span text:style-name="T608"><text:tab/></text:span><text:span text:style-name="T609">@Override</text:span></text:p>
      <text:p text:style-name="P610"><text:span text:style-name="T611"><text:tab/></text:span><text:span text:style-name="T612">public</text:span><text:span text:style-name="T613"><text:s/>String toString() {</text:span></text:p>
      <text:p text:style-name="P614"><text:span text:style-name="T615"><text:tab/></text:span><text:span text:style-name="T616"><text:tab/></text:span><text:span text:style-name="T617">return</text:span><text:span text:style-name="T618"><text:s/></text:span><text:span text:style-name="T619">"move"</text:span><text:span text:style-name="T620"><text:s/>+<text:s/></text:span><text:span text:style-name="T621">parameter</text:span><text:span text:style-name="T622">.toString();</text:span></text:p>
      <text:p text:style-name="P623"><text:span text:style-name="T624"><text:tab/></text:span><text:span text:style-name="T625">}</text:span></text:p>
      <text:p text:style-name="P626"/>
      <text:p text:style-name="P627"><text:span text:style-name="T628"><text:tab/></text:span><text:span text:style-name="T629">@Override</text:span></text:p>
      <text:p text:style-name="P630"><text:span text:style-name="T631"><text:tab/></text:span><text:span text:style-name="T632">public</text:span><text:span text:style-name="T633"><text:s/></text:span><text:span text:style-name="T634">void</text:span><text:span text:style-name="T635"><text:s/>accept(Visitor visitor) {</text:span></text:p>
      <text:p text:style-name="P636"><text:span text:style-name="T637"><text:tab/></text:span><text:span text:style-name="T638"><text:tab/>visitor.visitMove(</text:span><text:span text:style-name="T639">this</text:span><text:span text:style-name="T640">);</text:span></text:p>
      <text:p text:style-name="P641"><text:span text:style-name="T642"><text:tab/>}</text:span></text:p>
      <text:p text:style-name="P643"/>
      <text:p text:style-name="P644"><text:span text:style-name="T645">}</text:span></text:p>
      <text:p text:style-name="Standard"><text:span text:style-name="T646"><draw:connector draw:type="line" svg:x1="-1.0125in" svg:y1="0.10972in" svg:x2="7.525in" svg:y2="0.10278in" draw:z-index="251662336" draw:id="id4" draw:style-name="a4" draw:name="AutoShape 6" text:anchor-type="paragraph"><svg:desc/></draw:connector></text:span></text:p>
      <text:p text:style-name="P647"><text:span text:style-name="T648">package</text:span><text:span text:style-name="T649"><text:s/>Interpreter;</text:span></text:p>
      <text:p text:style-name="P650"/>
      <text:p text:style-name="P651"><text:span text:style-name="T652">import</text:span><text:span text:style-name="T653"><text:s/>Visitor.Visitor;</text:span></text:p>
      <text:p text:style-name="P654"/>
      <text:p text:style-name="P655"><text:span text:style-name="T656">public</text:span><text:span text:style-name="T657"><text:s/></text:span><text:span text:style-name="T658">class</text:span><text:span text:style-name="T659"><text:s/>PenDown<text:s/></text:span><text:span text:style-name="T660">implements</text:span><text:span text:style-name="T661"><text:s/>Expression {</text:span></text:p>
      <text:p text:style-name="P662"/>
      <text:p text:style-name="P663"><text:span text:style-name="T664"><text:tab/></text:span><text:span text:style-name="T665">@Override</text:span></text:p>
      <text:p text:style-name="P666"><text:span text:style-name="T667"><text:tab/></text:span><text:span text:style-name="T668">public</text:span><text:span text:style-name="T669"><text:s/>Object evaluate(Context values) {</text:span></text:p>
      <text:p text:style-name="P670"><text:span text:style-name="T671"><text:tab/></text:span><text:span text:style-name="T672"><text:tab/></text:span><text:span text:style-name="T673">(values.turtle()).penDown();</text:span></text:p>
      <text:p text:style-name="P674"><text:span text:style-name="T675"><text:tab/></text:span><text:span text:style-name="T676"><text:tab/></text:span><text:span text:style-name="T677">return</text:span><text:span text:style-name="T678"><text:s/></text:span><text:span text:style-name="T679">true</text:span><text:span text:style-name="T680">;</text:span></text:p>
      <text:p text:style-name="P681"><text:span text:style-name="T682"><text:tab/>}</text:span></text:p>
      <text:p text:style-name="P683"/>
      <text:p text:style-name="P684"><text:span text:style-name="T685"><text:tab/></text:span><text:span text:style-name="T686">@Override</text:span></text:p>
      <text:p text:style-name="P687"><text:span text:style-name="T688"><text:tab/></text:span><text:span text:style-name="T689">public</text:span><text:span text:style-name="T690"><text:s/>String toString() {</text:span></text:p>
      <text:p text:style-name="P691"><text:span text:style-name="T692"><text:tab/></text:span><text:span text:style-name="T693"><text:tab/></text:span><text:span text:style-name="T694">return</text:span><text:span text:style-name="T695"><text:s/></text:span><text:span text:style-name="T696">"penDown"</text:span><text:span text:style-name="T697">;</text:span></text:p>
      <text:p text:style-name="P698"><text:span text:style-name="T699"><text:tab/>}</text:span></text:p>
      <text:p text:style-name="P700"/>
      <text:p text:style-name="P701"><text:span text:style-name="T702"><text:tab/></text:span><text:span text:style-name="T703">@Override</text:span></text:p>
      <text:p text:style-name="P704"><text:span text:style-name="T705"><text:tab/></text:span><text:span text:style-name="T706">public</text:span><text:span text:style-name="T707"><text:s/></text:span><text:span text:style-name="T708">void</text:span><text:span text:style-name="T709"><text:s/>accept(Visitor visitor) {</text:span></text:p>
      <text:p text:style-name="P710"><text:span text:style-name="T711"><text:tab/></text:span><text:span text:style-name="T712"><text:tab/>visitor.visitPenDown(</text:span><text:span text:style-name="T713">this</text:span><text:span text:style-name="T714">);</text:span></text:p>
      <text:p text:style-name="P715"><text:span text:style-name="T716"><text:tab/>}</text:span></text:p>
      <text:p text:style-name="P717"/>
      <text:p text:style-name="P718">}</text:p>
      <text:p text:style-name="P719"/>
      <text:p text:style-name="P720"/>
      <text:p text:style-name="P721"/>
      <text:p text:style-name="P722"/>
      <text:p text:style-name="P723"/>
      <text:p text:style-name="P724"/>
      <text:p text:style-name="P725"><text:span text:style-name="T726">package</text:span><text:span text:style-name="T727"><text:s/>Interpreter;</text:span></text:p>
      <text:p text:style-name="P728"/>
      <text:p text:style-name="P729"><text:span text:style-name="T730">import</text:span><text:span text:style-name="T731"><text:s/>Visitor.Visitor;</text:span></text:p>
      <text:p text:style-name="P732"/>
      <text:p text:style-name="P733"><text:span text:style-name="T734">public</text:span><text:span text:style-name="T735"><text:s/></text:span><text:span text:style-name="T736">class</text:span><text:span text:style-name="T737"><text:s/>PenUp<text:s/></text:span><text:span text:style-name="T738">implements</text:span><text:span text:style-name="T739"><text:s/>Expression {</text:span></text:p>
      <text:p text:style-name="P740"/>
      <text:p text:style-name="P741"><text:span text:style-name="T742"><text:tab/></text:span><text:span text:style-name="T743">@Override</text:span></text:p>
      <text:p text:style-name="P744"><text:span text:style-name="T745"><text:tab/></text:span><text:span text:style-name="T746">public</text:span><text:span text:style-name="T747"><text:s/>Object evaluate(Context values) {</text:span></text:p>
      <text:p text:style-name="P748"><text:span text:style-name="T749"><text:tab/></text:span><text:span text:style-name="T750"><text:tab/>values.turtle().penUp();</text:span></text:p>
      <text:p text:style-name="P751"><text:span text:style-name="T752"><text:tab/></text:span><text:span text:style-name="T753"><text:tab/></text:span><text:span text:style-name="T754">return</text:span><text:span text:style-name="T755"><text:s/></text:span><text:span text:style-name="T756">true</text:span><text:span text:style-name="T757">;</text:span></text:p>
      <text:p text:style-name="P758"><text:span text:style-name="T759"><text:tab/>}</text:span></text:p>
      <text:p text:style-name="P760"/>
      <text:p text:style-name="P761"><text:span text:style-name="T762"><text:tab/></text:span><text:span text:style-name="T763">@Override</text:span></text:p>
      <text:p text:style-name="P764"><text:span text:style-name="T765"><text:tab/></text:span><text:span text:style-name="T766">public</text:span><text:span text:style-name="T767"><text:s/>String toString() {</text:span></text:p>
      <text:p text:style-name="P768"><text:span text:style-name="T769"><text:tab/></text:span><text:span text:style-name="T770"><text:tab/></text:span><text:span text:style-name="T771">return</text:span><text:span text:style-name="T772"><text:s/></text:span><text:span text:style-name="T773">"penUP"</text:span><text:span text:style-name="T774">;</text:span></text:p>
      <text:p text:style-name="P775"><text:span text:style-name="T776"><text:tab/>}</text:span></text:p>
      <text:p text:style-name="P777"/>
      <text:p text:style-name="P778"><text:span text:style-name="T779"><text:tab/></text:span><text:span text:style-name="T780">@Override</text:span></text:p>
      <text:p text:style-name="P781"><text:span text:style-name="T782"><text:tab/></text:span><text:span text:style-name="T783">public</text:span><text:span text:style-name="T784"><text:s/></text:span><text:span text:style-name="T785">void</text:span><text:span text:style-name="T786"><text:s/>accept(Visitor visitor) {</text:span></text:p>
      <text:p text:style-name="P787"><text:span text:style-name="T788"><text:tab/></text:span><text:span text:style-name="T789"><text:tab/></text:span><text:span text:style-name="T790">visitor.visitPenUp(</text:span><text:span text:style-name="T791">this</text:span><text:span text:style-name="T792">);</text:span></text:p>
      <text:p text:style-name="P793"><text:span text:style-name="T794"><text:tab/>}</text:span></text:p>
      <text:p text:style-name="P795"/>
      <text:p text:style-name="P796"><text:span text:style-name="T797">}</text:span></text:p>
      <text:p text:style-name="Standard"><text:span text:style-name="T798"><draw:connector draw:type="line" svg:x1="-0.99792in" svg:y1="0.09722in" svg:x2="7.53958in" svg:y2="0.09028in" draw:z-index="251663360" draw:id="id5" draw:style-name="a5" draw:name="AutoShape 7" text:anchor-type="paragraph"><svg:desc/></draw:connector></text:span></text:p>
      <text:p text:style-name="P799"><text:span text:style-name="T800">package</text:span><text:span text:style-name="T801"><text:s/>Interpreter;</text:span></text:p>
      <text:p text:style-name="P802"/>
      <text:p text:style-name="P803"><text:span text:style-name="T804">import</text:span><text:span text:style-name="T805"><text:s/>Visitor.Visitor;</text:span></text:p>
      <text:p text:style-name="P806"/>
      <text:p text:style-name="P807"><text:span text:style-name="T808">public</text:span><text:span text:style-name="T809"><text:s/></text:span><text:span text:style-name="T810">class</text:span><text:span text:style-name="T811"><text:s/>Repeat<text:s/></text:span><text:span text:style-name="T812">implements</text:span><text:span text:style-name="T813"><text:s/>Expression {</text:span></text:p>
      <text:p text:style-name="P814"/>
      <text:p text:style-name="P815"><text:span text:style-name="T816"><text:tab/></text:span><text:span text:style-name="T817">private</text:span><text:span text:style-name="T818"><text:s/>Expression<text:s/></text:span><text:span text:style-name="T819">counter</text:span><text:span text:style-name="T820">;</text:span></text:p>
      <text:p text:style-name="P821"><text:span text:style-name="T822"><text:tab/></text:span><text:span text:style-name="T823">private</text:span><text:span text:style-name="T824"><text:s/>Expression<text:s/></text:span><text:span text:style-name="T825">statement</text:span><text:span text:style-name="T826">;</text:span></text:p>
      <text:p text:style-name="P827"/>
      <text:p text:style-name="P828"><text:span text:style-name="T829"><text:tab/></text:span><text:span text:style-name="T830">public</text:span><text:span text:style-name="T831"><text:s/>Repeat(Expression counter, Expression statement) {</text:span></text:p>
      <text:p text:style-name="P832"><text:span text:style-name="T833"><text:tab/></text:span><text:span text:style-name="T834"><text:tab/></text:span><text:span text:style-name="T835">this</text:span><text:span text:style-name="T836">.</text:span><text:span text:style-name="T837">counter</text:span><text:span text:style-name="T838"><text:s/>= counter;</text:span></text:p>
      <text:p text:style-name="P839"><text:span text:style-name="T840"><text:tab/></text:span><text:span text:style-name="T841"><text:tab/></text:span><text:span text:style-name="T842">this</text:span><text:span text:style-name="T843">.</text:span><text:span text:style-name="T844">statement</text:span><text:span text:style-name="T845"><text:s/>= statement;</text:span></text:p>
      <text:p text:style-name="P846"><text:span text:style-name="T847"><text:tab/>}</text:span></text:p>
      <text:p text:style-name="P848"/>
      <text:p text:style-name="P849"><text:span text:style-name="T850"><text:tab/></text:span><text:span text:style-name="T851">public</text:span><text:span text:style-name="T852"><text:s/></text:span><text:span text:style-name="T853">int</text:span><text:span text:style-name="T854"><text:s/>counter(Context values) {</text:span></text:p>
      <text:p text:style-name="P855"><text:span text:style-name="T856"><text:tab/></text:span><text:span text:style-name="T857"><text:tab/></text:span><text:span text:style-name="T858">return</text:span><text:span text:style-name="T859"><text:s/>(Integer)<text:s/></text:span><text:span text:style-name="T860">counter</text:span><text:span text:style-name="T861">.evaluate(values);</text:span></text:p>
      <text:p text:style-name="P862"><text:span text:style-name="T863"><text:tab/>}</text:span></text:p>
      <text:p text:style-name="P864"/>
      <text:p text:style-name="P865"><text:span text:style-name="T866"><text:tab/></text:span><text:span text:style-name="T867">public</text:span><text:span text:style-name="T868"><text:s/>Expression statement() {</text:span></text:p>
      <text:p text:style-name="P869"><text:span text:style-name="T870"><text:tab/></text:span><text:span text:style-name="T871"><text:tab/></text:span><text:span text:style-name="T872">return</text:span><text:span text:style-name="T873"><text:s/></text:span><text:span text:style-name="T874">statement</text:span><text:span text:style-name="T875">;</text:span></text:p>
      <text:p text:style-name="P876"><text:span text:style-name="T877"><text:tab/>}</text:span></text:p>
      <text:p text:style-name="P878"/>
      <text:p text:style-name="P879"><text:span text:style-name="T880"><text:tab/></text:span><text:span text:style-name="T881">@Override</text:span></text:p>
      <text:p text:style-name="P882"><text:span text:style-name="T883"><text:tab/></text:span><text:span text:style-name="T884">public</text:span><text:span text:style-name="T885"><text:s/>Object evaluate(Context values) {</text:span></text:p>
      <text:p text:style-name="P886"><text:span text:style-name="T887"><text:tab/></text:span><text:span text:style-name="T888"><text:tab/></text:span><text:span text:style-name="T889">int</text:span><text:span text:style-name="T890"><text:s/></text:span><text:span text:style-name="T891">parameter = (Integer)<text:s/></text:span><text:span text:style-name="T892">counter</text:span><text:span text:style-name="T893">.evaluate(values);</text:span></text:p>
      <text:p text:style-name="P894"><text:span text:style-name="T895"><text:tab/></text:span><text:span text:style-name="T896"><text:tab/></text:span><text:span text:style-name="T897">for</text:span><text:span text:style-name="T898"><text:s/>(</text:span><text:span text:style-name="T899">int</text:span><text:span text:style-name="T900"><text:s/>i = 0; i &lt; parameter; i++)</text:span></text:p>
      <text:p text:style-name="P901"><text:span text:style-name="T902"><text:tab/></text:span><text:span text:style-name="T903"><text:tab/></text:span><text:span text:style-name="T904"><text:tab/></text:span><text:span text:style-name="T905">statement</text:span><text:span text:style-name="T906">.evaluate(values);</text:span></text:p>
      <text:p text:style-name="P907"><text:span text:style-name="T908"><text:tab/></text:span><text:span text:style-name="T909"><text:tab/></text:span><text:span text:style-name="T910">return</text:span><text:span text:style-name="T911"><text:s/></text:span><text:span text:style-name="T912">true</text:span><text:span text:style-name="T913">;</text:span></text:p>
      <text:p text:style-name="P914"><text:span text:style-name="T915"><text:tab/>}</text:span></text:p>
      <text:p text:style-name="P916"/>
      <text:soft-page-break/>
      <text:p text:style-name="P917"><text:span text:style-name="T918"><text:tab/></text:span><text:span text:style-name="T919">@Override</text:span></text:p>
      <text:p text:style-name="P920"><text:span text:style-name="T921"><text:tab/></text:span><text:span text:style-name="T922">public</text:span><text:span text:style-name="T923"><text:s/>String toString() {</text:span></text:p>
      <text:p text:style-name="P924"><text:span text:style-name="T925"><text:tab/></text:span><text:span text:style-name="T926"><text:tab/></text:span><text:span text:style-name="T927">return</text:span><text:span text:style-name="T928"><text:s/></text:span><text:span text:style-name="T929">"\nrepeat"</text:span><text:span text:style-name="T930"><text:s/>+<text:s/></text:span><text:span text:style-name="T931">counter</text:span><text:span text:style-name="T932">.toString() +<text:s/></text:span><text:span text:style-name="T933">"\n\t"</text:span><text:span text:style-name="T934"><text:s/>+<text:s/></text:span><text:span text:style-name="T935">statement</text:span><text:span text:style-name="T936">.toString()</text:span></text:p>
      <text:p text:style-name="P937"><text:span text:style-name="T938"><text:tab/></text:span><text:span text:style-name="T939"><text:tab/></text:span><text:span text:style-name="T940"><text:tab/></text:span><text:span text:style-name="T941"><text:tab/>+<text:s/></text:span><text:span text:style-name="T942">"\nend"</text:span><text:span text:style-name="T943">;</text:span></text:p>
      <text:p text:style-name="P944"><text:span text:style-name="T945"><text:tab/>}</text:span></text:p>
      <text:p text:style-name="P946"/>
      <text:p text:style-name="P947"><text:span text:style-name="T948"><text:tab/></text:span><text:span text:style-name="T949">@Override</text:span></text:p>
      <text:p text:style-name="P950"><text:span text:style-name="T951"><text:tab/></text:span><text:span text:style-name="T952">public</text:span><text:span text:style-name="T953"><text:s/></text:span><text:span text:style-name="T954">void</text:span><text:span text:style-name="T955"><text:s/>accept(Visitor visitor) {</text:span></text:p>
      <text:p text:style-name="P956"><text:span text:style-name="T957"><text:tab/></text:span><text:span text:style-name="T958"><text:tab/>visitor.visitRepeat(</text:span><text:span text:style-name="T959">this</text:span><text:span text:style-name="T960">);</text:span></text:p>
      <text:p text:style-name="P961"><text:span text:style-name="T962"><text:tab/>}</text:span></text:p>
      <text:p text:style-name="P963"/>
      <text:p text:style-name="P964"><text:span text:style-name="T965">}</text:span></text:p>
      <text:p text:style-name="Standard"><text:span text:style-name="T966"><draw:connector draw:type="line" svg:x1="-0.975in" svg:y1="0.15139in" svg:x2="7.5625in" svg:y2="0.14444in" draw:z-index="251664384" draw:id="id6" draw:style-name="a6" draw:name="AutoShape 8" text:anchor-type="paragraph"><svg:desc/></draw:connector></text:span></text:p>
      <text:p text:style-name="P967"><text:span text:style-name="T968">package</text:span><text:span text:style-name="T969"><text:s/>Interpreter;</text:span></text:p>
      <text:p text:style-name="P970"/>
      <text:p text:style-name="P971"><text:span text:style-name="T972">import</text:span><text:span text:style-name="T973"><text:s/>Visitor.Visitor;</text:span></text:p>
      <text:p text:style-name="P974"/>
      <text:p text:style-name="P975"><text:span text:style-name="T976">public</text:span><text:span text:style-name="T977"><text:s/></text:span><text:span text:style-name="T978">class</text:span><text:span text:style-name="T979"><text:s/>Turn<text:s/></text:span><text:span text:style-name="T980">implements</text:span><text:span text:style-name="T981"><text:s/>Expression {</text:span></text:p>
      <text:p text:style-name="P982"/>
      <text:p text:style-name="P983"><text:span text:style-name="T984"><text:tab/></text:span><text:span text:style-name="T985">private</text:span><text:span text:style-name="T986"><text:s/>Expression<text:s/></text:span><text:span text:style-name="T987">parameter</text:span><text:span text:style-name="T988">;</text:span></text:p>
      <text:p text:style-name="P989"/>
      <text:p text:style-name="P990"><text:span text:style-name="T991"><text:tab/></text:span><text:span text:style-name="T992">public</text:span><text:span text:style-name="T993"><text:s/>Turn(Expression parameter)</text:span><text:span text:style-name="T994"><text:s/>{</text:span></text:p>
      <text:p text:style-name="P995"><text:span text:style-name="T996"><text:tab/></text:span><text:span text:style-name="T997"><text:tab/></text:span><text:span text:style-name="T998">this</text:span><text:span text:style-name="T999">.</text:span><text:span text:style-name="T1000">parameter</text:span><text:span text:style-name="T1001"><text:s/>= parameter;</text:span></text:p>
      <text:p text:style-name="P1002"><text:span text:style-name="T1003"><text:tab/>}</text:span></text:p>
      <text:p text:style-name="P1004"/>
      <text:p text:style-name="P1005"><text:span text:style-name="T1006"><text:tab/></text:span><text:span text:style-name="T1007">public</text:span><text:span text:style-name="T1008"><text:s/>Expression parameter() {</text:span></text:p>
      <text:p text:style-name="P1009"><text:span text:style-name="T1010"><text:tab/></text:span><text:span text:style-name="T1011"><text:tab/></text:span><text:span text:style-name="T1012">return</text:span><text:span text:style-name="T1013"><text:s/></text:span><text:span text:style-name="T1014">parameter</text:span><text:span text:style-name="T1015">;</text:span></text:p>
      <text:p text:style-name="P1016"><text:span text:style-name="T1017"><text:tab/>}</text:span></text:p>
      <text:p text:style-name="P1018"/>
      <text:p text:style-name="P1019"><text:span text:style-name="T1020"><text:tab/></text:span><text:span text:style-name="T1021">@Override</text:span></text:p>
      <text:p text:style-name="P1022"><text:span text:style-name="T1023"><text:tab/></text:span><text:span text:style-name="T1024">public</text:span><text:span text:style-name="T1025"><text:s/>Object evaluate(Context values) {</text:span></text:p>
      <text:p text:style-name="P1026"><text:span text:style-name="T1027"><text:tab/></text:span><text:span text:style-name="T1028"><text:tab/></text:span><text:span text:style-name="T1029">int</text:span><text:span text:style-name="T1030"><text:s/>degrees = (Integer)<text:s/></text:span><text:span text:style-name="T1031">parameter</text:span><text:span text:style-name="T1032">.evaluate(values);</text:span></text:p>
      <text:p text:style-name="P1033"><text:span text:style-name="T1034"><text:tab/></text:span><text:span text:style-name="T1035"><text:tab/>values.turtle().turn(degrees);</text:span></text:p>
      <text:p text:style-name="P1036"><text:span text:style-name="T1037"><text:tab/></text:span><text:span text:style-name="T1038"><text:tab/></text:span><text:span text:style-name="T1039">return</text:span><text:span text:style-name="T1040"><text:s/></text:span><text:span text:style-name="T1041">true</text:span><text:span text:style-name="T1042">;</text:span></text:p>
      <text:p text:style-name="P1043"><text:span text:style-name="T1044"><text:tab/>}</text:span></text:p>
      <text:p text:style-name="P1045"/>
      <text:p text:style-name="P1046"><text:span text:style-name="T1047"><text:tab/></text:span><text:span text:style-name="T1048">@Override</text:span></text:p>
      <text:p text:style-name="P1049"><text:span text:style-name="T1050"><text:tab/></text:span><text:span text:style-name="T1051">public</text:span><text:span text:style-name="T1052"><text:s/>String toString() {</text:span></text:p>
      <text:p text:style-name="P1053"><text:span text:style-name="T1054"><text:tab/></text:span><text:span text:style-name="T1055"><text:tab/></text:span><text:span text:style-name="T1056">return</text:span><text:span text:style-name="T1057"><text:s/></text:span><text:span text:style-name="T1058">"turn"</text:span><text:span text:style-name="T1059"><text:s/>+<text:s/></text:span><text:span text:style-name="T1060">parameter</text:span><text:span text:style-name="T1061">.toString();</text:span></text:p>
      <text:p text:style-name="P1062"><text:span text:style-name="T1063"><text:tab/>}</text:span></text:p>
      <text:p text:style-name="P1064"/>
      <text:p text:style-name="P1065"><text:span text:style-name="T1066"><text:tab/></text:span><text:span text:style-name="T1067">@Override</text:span></text:p>
      <text:p text:style-name="P1068"><text:span text:style-name="T1069"><text:tab/></text:span><text:span text:style-name="T1070">public</text:span><text:span text:style-name="T1071"><text:s/></text:span><text:span text:style-name="T1072">void</text:span><text:span text:style-name="T1073"><text:s/>accept(Visitor visitor) {</text:span></text:p>
      <text:p text:style-name="P1074"><text:span text:style-name="T1075"><text:tab/></text:span><text:span text:style-name="T1076"><text:tab/>visitor.visitTurn(</text:span><text:span text:style-name="T1077">this</text:span><text:span text:style-name="T1078">);</text:span></text:p>
      <text:p text:style-name="P1079"><text:span text:style-name="T1080"><text:tab/>}</text:span></text:p>
      <text:p text:style-name="P1081"/>
      <text:p text:style-name="P1082"><text:span text:style-name="T1083">}</text:span></text:p>
      <text:p text:style-name="P1084"/>
      <text:p text:style-name="P1085"/>
      <text:p text:style-name="P1086"/>
      <text:p text:style-name="P1087"/>
      <text:p text:style-name="P1088"/>
      <text:p text:style-name="P1089"><text:tab/></text:p>
      <text:p text:style-name="P1090"/>
      <text:p text:style-name="P1091"/>
      <text:p text:style-name="P1092"/>
      <text:soft-page-break/>
      <text:p text:style-name="P1093"><text:span text:style-name="T1094">package</text:span><text:span text:style-name="T1095"><text:s/>Interpreter;</text:span></text:p>
      <text:p text:style-name="P1096"/>
      <text:p text:style-name="P1097"><text:span text:style-name="T1098">import</text:span><text:span text:style-name="T1099"><text:s/>Visitor.Visitor;</text:span></text:p>
      <text:p text:style-name="P1100"/>
      <text:p text:style-name="P1101"><text:span text:style-name="T1102">public</text:span><text:span text:style-name="T1103"><text:s/></text:span><text:span text:style-name="T1104">class</text:span><text:span text:style-name="T1105"><text:s/>Variable<text:s/></text:span><text:span text:style-name="T1106">implements</text:span><text:span text:style-name="T1107"><text:s/></text:span><text:span text:style-name="T1108">Expression {</text:span></text:p>
      <text:p text:style-name="P1109"/>
      <text:p text:style-name="P1110"><text:span text:style-name="T1111"><text:tab/></text:span><text:span text:style-name="T1112">private</text:span><text:span text:style-name="T1113"><text:s/>String<text:s/></text:span><text:span text:style-name="T1114">name</text:span><text:span text:style-name="T1115">;</text:span></text:p>
      <text:p text:style-name="P1116"/>
      <text:p text:style-name="P1117"><text:span text:style-name="T1118"><text:tab/></text:span><text:span text:style-name="T1119">public</text:span><text:span text:style-name="T1120"><text:s/>Variable(String name) {</text:span></text:p>
      <text:p text:style-name="P1121"><text:span text:style-name="T1122"><text:tab/></text:span><text:span text:style-name="T1123"><text:tab/></text:span><text:span text:style-name="T1124">this</text:span><text:span text:style-name="T1125">.</text:span><text:span text:style-name="T1126">name</text:span><text:span text:style-name="T1127"><text:s/>= name;</text:span></text:p>
      <text:p text:style-name="P1128"><text:span text:style-name="T1129"><text:tab/>}</text:span></text:p>
      <text:p text:style-name="P1130"/>
      <text:p text:style-name="P1131"><text:span text:style-name="T1132"><text:tab/></text:span><text:span text:style-name="T1133">@Override</text:span></text:p>
      <text:p text:style-name="P1134"><text:span text:style-name="T1135"><text:tab/></text:span><text:span text:style-name="T1136">public</text:span><text:span text:style-name="T1137"><text:s/>Object evaluate(Context values) {</text:span></text:p>
      <text:p text:style-name="P1138"><text:span text:style-name="T1139"><text:tab/></text:span><text:span text:style-name="T1140"><text:tab/></text:span><text:span text:style-name="T1141">return</text:span><text:span text:style-name="T1142"><text:s/>values.getValue(</text:span><text:span text:style-name="T1143">name</text:span><text:span text:style-name="T1144">);</text:span></text:p>
      <text:p text:style-name="P1145"><text:span text:style-name="T1146"><text:tab/>}</text:span></text:p>
      <text:p text:style-name="P1147"/>
      <text:p text:style-name="P1148"><text:span text:style-name="T1149"><text:tab/></text:span><text:span text:style-name="T1150">@Override</text:span></text:p>
      <text:p text:style-name="P1151"><text:span text:style-name="T1152"><text:tab/></text:span><text:span text:style-name="T1153">public</text:span><text:span text:style-name="T1154"><text:s/>String toString() {</text:span></text:p>
      <text:p text:style-name="P1155"><text:span text:style-name="T1156"><text:tab/></text:span><text:span text:style-name="T1157"><text:tab/></text:span><text:span text:style-name="T1158">return</text:span><text:span text:style-name="T1159"><text:s/></text:span><text:span text:style-name="T1160">name</text:span><text:span text:style-name="T1161">;</text:span></text:p>
      <text:p text:style-name="P1162"><text:span text:style-name="T1163"><text:tab/>}</text:span></text:p>
      <text:p text:style-name="P1164"/>
      <text:p text:style-name="P1165"><text:span text:style-name="T1166"><text:tab/></text:span><text:span text:style-name="T1167">@Override</text:span></text:p>
      <text:p text:style-name="P1168"><text:span text:style-name="T1169"><text:tab/></text:span><text:span text:style-name="T1170">public</text:span><text:span text:style-name="T1171"><text:s/></text:span><text:span text:style-name="T1172">void</text:span><text:span text:style-name="T1173"><text:s/>accept(Visitor visitor) {</text:span></text:p>
      <text:p text:style-name="P1174"><text:span text:style-name="T1175"><text:tab/></text:span><text:span text:style-name="T1176"><text:tab/>visitor.visitVariable(</text:span><text:span text:style-name="T1177">this</text:span><text:span text:style-name="T1178">);</text:span></text:p>
      <text:p text:style-name="P1179"><text:span text:style-name="T1180"><text:tab/>}</text:span></text:p>
      <text:p text:style-name="P1181"/>
      <text:p text:style-name="P1182"><text:span text:style-name="T1183">}</text:span></text:p>
      <text:p text:style-name="Standard"><text:span text:style-name="T1184"><draw:connector draw:type="line" svg:x1="-1.04097in" svg:y1="0.13889in" svg:x2="7.49653in" svg:y2="0.13194in" draw:z-index="251665408" draw:id="id7" draw:style-name="a7" draw:name="AutoShape 8" text:anchor-type="paragraph"><svg:desc/></draw:connector></text:span></text:p>
      <text:p text:style-name="P1185"/>
      <text:p text:style-name="P1186"/>
      <text:p text:style-name="P1187"><text:span text:style-name="T1188">package</text:span><text:span text:style-name="T1189"><text:s/>Interpreter;</text:span></text:p>
      <text:p text:style-name="P1190"/>
      <text:p text:style-name="P1191"><text:span text:style-name="T1192">import</text:span><text:span text:style-name="T1193"><text:s/></text:span><text:span text:style-name="T1194">static</text:span><text:span text:style-name="T1195"><text:s/>org.junit.Assert.</text:span><text:span text:style-name="T1196">assertEquals</text:span><text:span text:style-name="T1197">;</text:span></text:p>
      <text:p text:style-name="P1198"/>
      <text:p text:style-name="P1199"><text:span text:style-name="T1200">import</text:span><text:span text:style-name="T1201"><text:s/>org.junit.After;</text:span></text:p>
      <text:p text:style-name="P1202"><text:span text:style-name="T1203">import</text:span><text:span text:style-name="T1204"><text:s/>org.junit.Before;</text:span></text:p>
      <text:p text:style-name="P1205"><text:span text:style-name="T1206">import</text:span><text:span text:style-name="T1207"><text:s/>org.junit.Test;</text:span></text:p>
      <text:p text:style-name="P1208"/>
      <text:p text:style-name="P1209"><text:span text:style-name="T1210">import</text:span><text:span text:style-name="T1211"><text:s/>Turtle.Parser;</text:span></text:p>
      <text:p text:style-name="P1212"><text:span text:style-name="T1213">import</text:span><text:span text:style-name="T1214"><text:s/></text:span><text:span text:style-name="T1215">Turtle.Turtle;</text:span></text:p>
      <text:p text:style-name="P1216"/>
      <text:p text:style-name="P1217"><text:span text:style-name="T1218">public</text:span><text:span text:style-name="T1219"><text:s/></text:span><text:span text:style-name="T1220">class</text:span><text:span text:style-name="T1221"><text:s/>InterpreterTest {</text:span></text:p>
      <text:p text:style-name="P1222"><text:span text:style-name="T1223"><text:tab/></text:span><text:span text:style-name="T1224">private</text:span><text:span text:style-name="T1225"><text:s/>Turtle<text:s/></text:span><text:span text:style-name="T1226">resultTurtle</text:span><text:span text:style-name="T1227">;</text:span></text:p>
      <text:p text:style-name="P1228"><text:span text:style-name="T1229"><text:tab/></text:span><text:span text:style-name="T1230">private</text:span><text:span text:style-name="T1231"><text:s/></text:span><text:span text:style-name="T1232">static</text:span><text:span text:style-name="T1233"><text:s/></text:span><text:span text:style-name="T1234">final</text:span><text:span text:style-name="T1235"><text:s/></text:span><text:span text:style-name="T1236">double</text:span><text:span text:style-name="T1237"><text:s/></text:span><text:span text:style-name="T1238">DELTA</text:span><text:span text:style-name="T1239"><text:s/>= 1e-3;</text:span><text:span text:style-name="T1240">// degree of precision used in com</text:span><text:span text:style-name="T1241">paring doubles</text:span></text:p>
      <text:p text:style-name="P1242"/>
      <text:p text:style-name="P1243"><text:span text:style-name="T1244"><text:tab/></text:span><text:span text:style-name="T1245">@Before</text:span></text:p>
      <text:p text:style-name="P1246"><text:span text:style-name="T1247"><text:tab/></text:span><text:span text:style-name="T1248">public</text:span><text:span text:style-name="T1249"><text:s/></text:span><text:span text:style-name="T1250">void</text:span><text:span text:style-name="T1251"><text:s/>setUp()<text:s/></text:span><text:span text:style-name="T1252">throws</text:span><text:span text:style-name="T1253"><text:s/>Exception {</text:span></text:p>
      <text:p text:style-name="P1254"><text:span text:style-name="T1255"><text:tab/></text:span><text:span text:style-name="T1256"><text:tab/></text:span><text:span text:style-name="T1257">resultTurtle</text:span><text:span text:style-name="T1258"><text:s/>=<text:s/></text:span><text:span text:style-name="T1259">new</text:span><text:span text:style-name="T1260"><text:s/>Turtle();</text:span></text:p>
      <text:p text:style-name="P1261"><text:span text:style-name="T1262"><text:tab/>}</text:span></text:p>
      <text:p text:style-name="P1263"/>
      <text:p text:style-name="P1264"><text:span text:style-name="T1265"><text:tab/></text:span><text:span text:style-name="T1266">@After</text:span></text:p>
      <text:p text:style-name="P1267"><text:span text:style-name="T1268"><text:tab/></text:span><text:span text:style-name="T1269">public</text:span><text:span text:style-name="T1270"><text:s/></text:span><text:span text:style-name="T1271">void</text:span><text:span text:style-name="T1272"><text:s/>tearDown()<text:s/></text:span><text:span text:style-name="T1273">throws</text:span><text:span text:style-name="T1274"><text:s/>Exception {</text:span></text:p>
      <text:p text:style-name="P1275"><text:span text:style-name="T1276"><text:tab/>}</text:span></text:p>
      <text:p text:style-name="P1277"/>
      <text:p text:style-name="P1278"><text:span text:style-name="T1279"><text:tab/></text:span><text:span text:style-name="T1280">@Test</text:span></text:p>
      <text:soft-page-break/>
      <text:p text:style-name="P1281"><text:span text:style-name="T1282"><text:tab/></text:span><text:span text:style-name="T1283">public</text:span><text:span text:style-name="T1284"><text:s/></text:span><text:span text:style-name="T1285">void</text:span><text:span text:style-name="T1286"><text:s/>testSimple() {</text:span></text:p>
      <text:p text:style-name="P1287"><text:span text:style-name="T1288"><text:tab/></text:span><text:span text:style-name="T1289"><text:tab/>Parser fileParser =<text:s/></text:span><text:span text:style-name="T1290">new</text:span><text:span text:style-name="T1291"><text:s/>Parser();</text:span></text:p>
      <text:p text:style-name="P1292"><text:span text:style-name="T1293"><text:tab/></text:span><text:span text:style-name="T1294"><text:tab/>Expression expressions = fileParser.parse(</text:span><text:span text:style-name="T1295">"assignmentInput.txt"</text:span><text:span text:style-name="T1296">);</text:span></text:p>
      <text:p text:style-name="P1297"><text:span text:style-name="T1298"><text:tab/></text:span><text:span text:style-name="T1299"><text:tab/>Context values = fileParser.context();</text:span></text:p>
      <text:p text:style-name="P1300"><text:span text:style-name="T1301"><text:tab/></text:span><text:span text:style-name="T1302"><text:tab/></text:span><text:span text:style-name="T1303">expressions.evaluate(values);</text:span></text:p>
      <text:p text:style-name="P1304"><text:span text:style-name="T1305"><text:tab/></text:span><text:span text:style-name="T1306"><text:tab/></text:span><text:span text:style-name="T1307">resultTurtle</text:span><text:span text:style-name="T1308"><text:s/>= values.turtle();</text:span></text:p>
      <text:p text:style-name="P1309"><text:span text:style-name="T1310"><text:tab/></text:span><text:span text:style-name="T1311"><text:tab/></text:span><text:span text:style-name="T1312">assertEquals</text:span><text:span text:style-name="T1313">(30,<text:s/></text:span><text:span text:style-name="T1314">resultTurtle</text:span><text:span text:style-name="T1315">.direction());</text:span></text:p>
      <text:p text:style-name="P1316"><text:span text:style-name="T1317"><text:tab/></text:span><text:span text:style-name="T1318"><text:tab/></text:span><text:span text:style-name="T1319">assertEquals</text:span><text:span text:style-name="T1320">(22.99,<text:s/></text:span><text:span text:style-name="T1321">resultTurtle</text:span><text:span text:style-name="T1322">.location().getX(),<text:s/></text:span><text:span text:style-name="T1323">DELTA</text:span><text:span text:style-name="T1324">);</text:span></text:p>
      <text:p text:style-name="P1325"><text:span text:style-name="T1326"><text:tab/></text:span><text:span text:style-name="T1327"><text:tab/></text:span><text:span text:style-name="T1328">assertEquals</text:span><text:span text:style-name="T1329">(27.5,<text:s/></text:span><text:span text:style-name="T1330">resultTurtle</text:span><text:span text:style-name="T1331">.location().getY(),<text:s/></text:span><text:span text:style-name="T1332">DELTA</text:span><text:span text:style-name="T1333">);</text:span></text:p>
      <text:p text:style-name="P1334"><text:span text:style-name="T1335"><text:tab/>}</text:span></text:p>
      <text:p text:style-name="P1336"/>
      <text:p text:style-name="P1337"><text:span text:style-name="T1338"><text:tab/></text:span><text:span text:style-name="T1339">@Test</text:span></text:p>
      <text:p text:style-name="P1340"><text:span text:style-name="T1341"><text:tab/></text:span><text:span text:style-name="T1342">public</text:span><text:span text:style-name="T1343"><text:s/></text:span><text:span text:style-name="T1344">void</text:span><text:span text:style-name="T1345"><text:s/>testRepeat() {</text:span></text:p>
      <text:p text:style-name="P1346"><text:span text:style-name="T1347"><text:tab/></text:span><text:span text:style-name="T1348"><text:tab/>Parser fileParser =<text:s/></text:span><text:span text:style-name="T1349">new</text:span><text:span text:style-name="T1350"><text:s/>Parser();</text:span></text:p>
      <text:p text:style-name="P1351"><text:span text:style-name="T1352"><text:tab/></text:span><text:span text:style-name="T1353"><text:tab/>Expression expressions = fileParser.parse(</text:span><text:span text:style-name="T1354">"repeatInput.txt"</text:span><text:span text:style-name="T1355">);</text:span></text:p>
      <text:p text:style-name="P1356"><text:span text:style-name="T1357"><text:tab/></text:span><text:span text:style-name="T1358"><text:tab/>Context values = fileParser.context();</text:span></text:p>
      <text:p text:style-name="P1359"><text:span text:style-name="T1360"><text:tab/></text:span><text:span text:style-name="T1361"><text:tab/>expressions.evaluate(values);</text:span></text:p>
      <text:p text:style-name="P1362"><text:span text:style-name="T1363"><text:tab/></text:span><text:span text:style-name="T1364"><text:tab/></text:span><text:span text:style-name="T1365">resultTurtle</text:span><text:span text:style-name="T1366"><text:s/>= values.turtle();</text:span></text:p>
      <text:p text:style-name="P1367"><text:span text:style-name="T1368"><text:tab/></text:span><text:span text:style-name="T1369"><text:tab/></text:span><text:span text:style-name="T1370">assertEquals</text:span><text:span text:style-name="T1371">(270,<text:s/></text:span><text:span text:style-name="T1372">resultTurtle</text:span><text:span text:style-name="T1373">.</text:span><text:span text:style-name="T1374">direction());</text:span></text:p>
      <text:p text:style-name="P1375"><text:span text:style-name="T1376"><text:tab/></text:span><text:span text:style-name="T1377"><text:tab/></text:span><text:span text:style-name="T1378">assertEquals</text:span><text:span text:style-name="T1379">(0,<text:s/></text:span><text:span text:style-name="T1380">resultTurtle</text:span><text:span text:style-name="T1381">.location().getX(),<text:s/></text:span><text:span text:style-name="T1382">DELTA</text:span><text:span text:style-name="T1383">);</text:span></text:p>
      <text:p text:style-name="P1384"><text:span text:style-name="T1385"><text:tab/></text:span><text:span text:style-name="T1386"><text:tab/></text:span><text:span text:style-name="T1387">assertEquals</text:span><text:span text:style-name="T1388">(10,<text:s/></text:span><text:span text:style-name="T1389">resultTurtle</text:span><text:span text:style-name="T1390">.location().getY(),<text:s/></text:span><text:span text:style-name="T1391">DELTA</text:span><text:span text:style-name="T1392">);</text:span></text:p>
      <text:p text:style-name="P1393"><text:span text:style-name="T1394"><text:tab/>}</text:span></text:p>
      <text:p text:style-name="P1395"/>
      <text:p text:style-name="P1396"><text:span text:style-name="T1397"><text:tab/></text:span><text:span text:style-name="T1398">@Test</text:span></text:p>
      <text:p text:style-name="P1399"><text:span text:style-name="T1400"><text:tab/></text:span><text:span text:style-name="T1401">public</text:span><text:span text:style-name="T1402"><text:s/></text:span><text:span text:style-name="T1403">void</text:span><text:span text:style-name="T1404"><text:s/>testNestedRepeat() {</text:span></text:p>
      <text:p text:style-name="P1405"><text:span text:style-name="T1406"><text:tab/></text:span><text:span text:style-name="T1407"><text:tab/>Parser fileParser =<text:s/></text:span><text:span text:style-name="T1408">new</text:span><text:span text:style-name="T1409"><text:s/>Parser();</text:span></text:p>
      <text:p text:style-name="P1410"><text:span text:style-name="T1411"><text:tab/></text:span><text:span text:style-name="T1412"><text:tab/>Expression expressions = fileParser.parse(</text:span><text:span text:style-name="T1413">"nestedRepeatInput.txt"</text:span><text:span text:style-name="T1414">);</text:span></text:p>
      <text:p text:style-name="P1415"><text:span text:style-name="T1416"><text:tab/></text:span><text:span text:style-name="T1417"><text:tab/>Context values = fileParser.context();</text:span></text:p>
      <text:p text:style-name="P1418"><text:span text:style-name="T1419"><text:tab/></text:span><text:span text:style-name="T1420"><text:tab/>expressions.evaluate(values);</text:span></text:p>
      <text:p text:style-name="P1421"><text:span text:style-name="T1422"><text:tab/></text:span><text:span text:style-name="T1423"><text:tab/></text:span><text:span text:style-name="T1424">resultTurtle</text:span><text:span text:style-name="T1425"><text:s/>= values.turtle();</text:span></text:p>
      <text:p text:style-name="P1426"><text:span text:style-name="T1427"><text:tab/></text:span><text:span text:style-name="T1428"><text:tab/></text:span><text:span text:style-name="T1429">assertEquals</text:span><text:span text:style-name="T1430">(180,<text:s/></text:span><text:span text:style-name="T1431">resultTurtle</text:span><text:span text:style-name="T1432">.direction());</text:span></text:p>
      <text:p text:style-name="P1433"><text:span text:style-name="T1434"><text:tab/></text:span><text:span text:style-name="T1435"><text:tab/></text:span><text:span text:style-name="T1436">assertEquals</text:span><text:span text:style-name="T1437">(0,<text:s/></text:span><text:span text:style-name="T1438">resultTurtle</text:span><text:span text:style-name="T1439">.location().getX(),<text:s/></text:span><text:span text:style-name="T1440">DELTA</text:span><text:span text:style-name="T1441">);</text:span></text:p>
      <text:p text:style-name="P1442"><text:span text:style-name="T1443"><text:tab/></text:span><text:span text:style-name="T1444"><text:tab/></text:span><text:span text:style-name="T1445">assertEquals</text:span><text:span text:style-name="T1446">(0,<text:s/></text:span><text:span text:style-name="T1447">resultTurtle</text:span><text:span text:style-name="T1448">.location().getY(),<text:s/></text:span><text:span text:style-name="T1449">DELTA</text:span><text:span text:style-name="T1450">);</text:span></text:p>
      <text:p text:style-name="P1451"><text:span text:style-name="T1452"><text:tab/>}</text:span></text:p>
      <text:p text:style-name="P1453"/>
      <text:p text:style-name="P1454"><text:span text:style-name="T1455"><text:tab/></text:span><text:span text:style-name="T1456">@Test</text:span></text:p>
      <text:p text:style-name="P1457"><text:span text:style-name="T1458"><text:tab/></text:span><text:span text:style-name="T1459">public</text:span><text:span text:style-name="T1460"><text:s/></text:span><text:span text:style-name="T1461">void</text:span><text:span text:style-name="T1462"><text:s/>testSimpleFail() {</text:span></text:p>
      <text:p text:style-name="P1463"><text:span text:style-name="T1464"><text:tab/></text:span><text:span text:style-name="T1465"><text:tab/>Parser fileParser =<text:s/></text:span><text:span text:style-name="T1466">new</text:span><text:span text:style-name="T1467"><text:s/>Parser();</text:span></text:p>
      <text:p text:style-name="P1468"><text:span text:style-name="T1469"><text:tab/></text:span><text:span text:style-name="T1470"><text:tab/>Expression expressions = fileParser.parse(</text:span><text:span text:style-name="T1471">"assignmentInput.txt"</text:span><text:span text:style-name="T1472">);</text:span></text:p>
      <text:p text:style-name="P1473"><text:span text:style-name="T1474"><text:tab/></text:span><text:span text:style-name="T1475"><text:tab/>Context values = fileParser.context();</text:span></text:p>
      <text:p text:style-name="P1476"><text:span text:style-name="T1477"><text:tab/></text:span><text:span text:style-name="T1478"><text:tab/></text:span><text:span text:style-name="T1479">expressions.evaluate(values);</text:span></text:p>
      <text:p text:style-name="P1480"><text:span text:style-name="T1481"><text:tab/></text:span><text:span text:style-name="T1482"><text:tab/></text:span><text:span text:style-name="T1483">resultTurtle</text:span><text:span text:style-name="T1484"><text:s/>= values.turtle();</text:span></text:p>
      <text:p text:style-name="P1485"><text:span text:style-name="T1486"><text:tab/></text:span><text:span text:style-name="T1487"><text:tab/></text:span><text:span text:style-name="T1488">assertEquals</text:span><text:span text:style-name="T1489">(0,<text:s/></text:span><text:span text:style-name="T1490">resultTurtle</text:span><text:span text:style-name="T1491">.direction());</text:span></text:p>
      <text:p text:style-name="P1492"><text:span text:style-name="T1493"><text:tab/>}</text:span></text:p>
      <text:p text:style-name="P1494"><text:span text:style-name="T1495">}</text:span></text:p>
      <text:p text:style-name="P14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creator>Disha Shelke</dc:creator>
    <meta:creation-date>2009-04-16T11:32:00Z</meta:creation-date>
    <dc:date>2015-04-14T21:56:00Z</dc:date>
    <meta:template xlink:href="Normal" xlink:type="simple"/>
    <meta:editing-cycles>19</meta:editing-cycles>
    <meta:editing-duration>PT1080S</meta:editing-duration>
    <meta:user-defined meta:name="Info 1"/>
    <meta:user-defined meta:name="Info 2"/>
    <meta:user-defined meta:name="Info 3"/>
    <meta:user-defined meta:name="Info 4"/>
    <meta:document-statistic meta:page-count="8" meta:paragraph-count="15" meta:word-count="1131" meta:character-count="7565" meta:row-count="53" meta:non-whitespace-character-count="6449"/>
  </office:meta>
</office:document-meta>
</file>